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88e957"/>
    </style:style>
    <style:style style:name="P4" style:family="paragraph" style:parent-style-name="Text_20_body">
      <style:text-properties fo:language="en" fo:country="none"/>
    </style:style>
    <style:style style:name="P5" style:family="paragraph" style:parent-style-name="Text_20_body">
      <style:text-properties fo:language="en" fo:country="none" officeooo:rsid="012a5ffa" officeooo:paragraph-rsid="012a5ffa"/>
    </style:style>
    <style:style style:name="P6" style:family="paragraph" style:parent-style-name="Standard" style:master-page-name="Standard">
      <style:paragraph-properties style:page-number="auto"/>
    </style:style>
    <style:style style:name="P7" style:family="paragraph" style:parent-style-name="Preformatted_20_Text">
      <style:text-properties officeooo:rsid="0174a856" officeooo:paragraph-rsid="01a4d423"/>
    </style:style>
    <style:style style:name="P8" style:family="paragraph" style:parent-style-name="Preformatted_20_Text">
      <style:text-properties officeooo:rsid="0174a856" officeooo:paragraph-rsid="01c3bd1d"/>
    </style:style>
    <style:style style:name="P9" style:family="paragraph" style:parent-style-name="Preformatted_20_Text">
      <style:text-properties officeooo:rsid="0174a856" officeooo:paragraph-rsid="01c70f89"/>
    </style:style>
    <style:style style:name="P10" style:family="paragraph" style:parent-style-name="Preformatted_20_Text">
      <style:text-properties officeooo:rsid="0174a856" officeooo:paragraph-rsid="01d285ef"/>
    </style:style>
    <style:style style:name="P11" style:family="paragraph" style:parent-style-name="Preformatted_20_Text">
      <style:text-properties officeooo:rsid="0174a856" officeooo:paragraph-rsid="01d9b9f5"/>
    </style:style>
    <style:style style:name="P12" style:family="paragraph" style:parent-style-name="Preformatted_20_Text">
      <style:text-properties officeooo:rsid="0174a856" officeooo:paragraph-rsid="01dcf6f4"/>
    </style:style>
    <style:style style:name="P13" style:family="paragraph" style:parent-style-name="Preformatted_20_Text">
      <style:text-properties officeooo:rsid="017353fb" officeooo:paragraph-rsid="01a95c66"/>
    </style:style>
    <style:style style:name="P14" style:family="paragraph" style:parent-style-name="Preformatted_20_Text">
      <style:text-properties officeooo:rsid="017353fb" officeooo:paragraph-rsid="01aa056b"/>
    </style:style>
    <style:style style:name="P15" style:family="paragraph" style:parent-style-name="Preformatted_20_Text">
      <style:text-properties officeooo:rsid="017353fb" officeooo:paragraph-rsid="01ae2951"/>
    </style:style>
    <style:style style:name="P16" style:family="paragraph" style:parent-style-name="Preformatted_20_Text">
      <style:text-properties officeooo:rsid="01ae9b64" officeooo:paragraph-rsid="01ae9b64"/>
    </style:style>
    <style:style style:name="P17" style:family="paragraph" style:parent-style-name="Preformatted_20_Text">
      <style:text-properties officeooo:rsid="01b2ed33" officeooo:paragraph-rsid="01b2ed33"/>
    </style:style>
    <style:style style:name="P18" style:family="paragraph" style:parent-style-name="Preformatted_20_Text">
      <style:text-properties officeooo:rsid="01b2ed33" officeooo:paragraph-rsid="01b8364a"/>
    </style:style>
    <style:style style:name="P19" style:family="paragraph" style:parent-style-name="Preformatted_20_Text">
      <style:text-properties officeooo:rsid="01b2ed33" officeooo:paragraph-rsid="01ba3924"/>
    </style:style>
    <style:style style:name="P20" style:family="paragraph" style:parent-style-name="Preformatted_20_Text">
      <style:text-properties officeooo:rsid="01b2ed33" officeooo:paragraph-rsid="01e0407e"/>
    </style:style>
    <style:style style:name="P21" style:family="paragraph" style:parent-style-name="Preformatted_20_Text">
      <style:text-properties officeooo:rsid="01b2ed33" officeooo:paragraph-rsid="01e790d6"/>
    </style:style>
    <style:style style:name="P22" style:family="paragraph" style:parent-style-name="Preformatted_20_Text">
      <style:text-properties officeooo:rsid="01bf1ab9" officeooo:paragraph-rsid="01bf1ab9"/>
    </style:style>
    <style:style style:name="P23" style:family="paragraph" style:parent-style-name="Preformatted_20_Text">
      <style:text-properties officeooo:paragraph-rsid="01e07c48"/>
    </style:style>
    <style:style style:name="P24" style:family="paragraph" style:parent-style-name="Preformatted_20_Text">
      <style:text-properties officeooo:paragraph-rsid="01f942d5"/>
    </style:style>
    <style:style style:name="P25" style:family="paragraph" style:parent-style-name="Preformatted_20_Text">
      <style:text-properties officeooo:paragraph-rsid="01fb1430"/>
    </style:style>
    <style:style style:name="P26" style:family="paragraph" style:parent-style-name="Preformatted_20_Text">
      <style:text-properties officeooo:paragraph-rsid="01fcc6ac"/>
    </style:style>
    <style:style style:name="P27" style:family="paragraph" style:parent-style-name="Preformatted_20_Text">
      <style:text-properties officeooo:paragraph-rsid="01fe7457"/>
    </style:style>
    <style:style style:name="P28" style:family="paragraph" style:parent-style-name="Preformatted_20_Text">
      <style:text-properties officeooo:paragraph-rsid="02003e18"/>
    </style:style>
    <style:style style:name="P29" style:family="paragraph" style:parent-style-name="Preformatted_20_Text">
      <style:text-properties officeooo:paragraph-rsid="0200f8d1"/>
    </style:style>
    <style:style style:name="P30" style:family="paragraph" style:parent-style-name="Preformatted_20_Text">
      <style:text-properties officeooo:paragraph-rsid="02027180"/>
    </style:style>
    <style:style style:name="P31" style:family="paragraph" style:parent-style-name="Preformatted_20_Text">
      <style:text-properties officeooo:paragraph-rsid="020425da"/>
    </style:style>
    <style:style style:name="P32" style:family="paragraph" style:parent-style-name="Preformatted_20_Text">
      <style:text-properties officeooo:paragraph-rsid="0206d391"/>
    </style:style>
    <style:style style:name="P33" style:family="paragraph" style:parent-style-name="Preformatted_20_Text">
      <style:text-properties officeooo:paragraph-rsid="020a105d"/>
    </style:style>
    <style:style style:name="P34" style:family="paragraph" style:parent-style-name="Preformatted_20_Text">
      <style:text-properties officeooo:paragraph-rsid="020ada01"/>
    </style:style>
    <style:style style:name="P35" style:family="paragraph" style:parent-style-name="Preformatted_20_Text">
      <style:text-properties officeooo:paragraph-rsid="020caa49"/>
    </style:style>
    <style:style style:name="P36" style:family="paragraph" style:parent-style-name="Preformatted_20_Text">
      <style:text-properties officeooo:paragraph-rsid="020e54ce"/>
    </style:style>
    <style:style style:name="P37" style:family="paragraph" style:parent-style-name="Preformatted_20_Text">
      <style:text-properties officeooo:paragraph-rsid="0210446f"/>
    </style:style>
    <style:style style:name="P38" style:family="paragraph" style:parent-style-name="Preformatted_20_Text">
      <style:text-properties officeooo:paragraph-rsid="0210b740"/>
    </style:style>
    <style:style style:name="P39" style:family="paragraph" style:parent-style-name="Preformatted_20_Text">
      <style:text-properties officeooo:paragraph-rsid="0211c9a4"/>
    </style:style>
    <style:style style:name="P40" style:family="paragraph" style:parent-style-name="Preformatted_20_Text">
      <style:text-properties officeooo:paragraph-rsid="0213b69d"/>
    </style:style>
    <style:style style:name="P41" style:family="paragraph" style:parent-style-name="Preformatted_20_Text">
      <style:text-properties officeooo:paragraph-rsid="0215f136"/>
    </style:style>
    <style:style style:name="P42" style:family="paragraph" style:parent-style-name="Preformatted_20_Text">
      <style:text-properties officeooo:paragraph-rsid="02169a21"/>
    </style:style>
    <style:style style:name="P43" style:family="paragraph" style:parent-style-name="Preformatted_20_Text">
      <style:text-properties officeooo:paragraph-rsid="02181532"/>
    </style:style>
    <style:style style:name="P44" style:family="paragraph" style:parent-style-name="Preformatted_20_Text">
      <style:text-properties officeooo:paragraph-rsid="0218a89d"/>
    </style:style>
    <style:style style:name="P45" style:family="paragraph" style:parent-style-name="Preformatted_20_Text">
      <style:text-properties officeooo:paragraph-rsid="021978dd"/>
    </style:style>
    <style:style style:name="P46" style:family="paragraph" style:parent-style-name="Preformatted_20_Text">
      <style:text-properties officeooo:paragraph-rsid="021b1f85"/>
    </style:style>
    <style:style style:name="P47" style:family="paragraph" style:parent-style-name="Preformatted_20_Text">
      <style:text-properties officeooo:paragraph-rsid="021d15eb"/>
    </style:style>
    <style:style style:name="P48" style:family="paragraph" style:parent-style-name="Preformatted_20_Text">
      <style:text-properties officeooo:paragraph-rsid="021d8b20"/>
    </style:style>
    <style:style style:name="P49" style:family="paragraph" style:parent-style-name="Preformatted_20_Text">
      <style:text-properties officeooo:paragraph-rsid="021f253b"/>
    </style:style>
    <style:style style:name="P50" style:family="paragraph" style:parent-style-name="Preformatted_20_Text">
      <style:paragraph-properties fo:break-before="page"/>
    </style:style>
    <style:style style:name="P51" style:family="paragraph" style:parent-style-name="Preformatted_20_Text">
      <style:paragraph-properties fo:break-before="page"/>
      <style:text-properties officeooo:rsid="01b2ed33" officeooo:paragraph-rsid="01e0407e"/>
    </style:style>
    <style:style style:name="P52" style:family="paragraph" style:parent-style-name="Preformatted_20_Text">
      <style:paragraph-properties fo:break-before="page"/>
      <style:text-properties officeooo:paragraph-rsid="02027180"/>
    </style:style>
    <style:style style:name="P53" style:family="paragraph" style:parent-style-name="Preformatted_20_Text">
      <style:paragraph-properties fo:break-before="page"/>
      <style:text-properties officeooo:paragraph-rsid="01fb1430"/>
    </style:style>
    <style:style style:name="P54" style:family="paragraph" style:parent-style-name="Heading_20_1">
      <style:text-properties officeooo:rsid="003028a1" officeooo:paragraph-rsid="003028a1"/>
    </style:style>
    <style:style style:name="P55" style:family="paragraph" style:parent-style-name="Heading_20_1">
      <style:text-properties officeooo:rsid="003dea7a" officeooo:paragraph-rsid="003dea7a"/>
    </style:style>
    <style:style style:name="P56" style:family="paragraph" style:parent-style-name="Text_20_body">
      <style:text-properties officeooo:rsid="0199886f" officeooo:paragraph-rsid="0199886f"/>
    </style:style>
    <style:style style:name="P57" style:family="paragraph" style:parent-style-name="Text_20_body">
      <style:text-properties officeooo:rsid="019b2493" officeooo:paragraph-rsid="019b2493"/>
    </style:style>
    <style:style style:name="P58" style:family="paragraph" style:parent-style-name="Text_20_body">
      <style:text-properties officeooo:rsid="00e68c4f" officeooo:paragraph-rsid="018fb9af"/>
    </style:style>
    <style:style style:name="P59" style:family="paragraph" style:parent-style-name="Text_20_body">
      <style:text-properties officeooo:rsid="01e52838" officeooo:paragraph-rsid="01e52838"/>
    </style:style>
    <style:style style:name="P60" style:family="paragraph" style:parent-style-name="Text_20_body">
      <style:text-properties officeooo:rsid="01eeae8e" officeooo:paragraph-rsid="01eeae8e"/>
    </style:style>
    <style:style style:name="P61" style:family="paragraph" style:parent-style-name="Text_20_body">
      <style:text-properties officeooo:rsid="01ef04f8" officeooo:paragraph-rsid="01ef04f8"/>
    </style:style>
    <style:style style:name="P62" style:family="paragraph" style:parent-style-name="Text_20_body">
      <style:text-properties officeooo:rsid="01f19c1f" officeooo:paragraph-rsid="01f19c1f"/>
    </style:style>
    <style:style style:name="P63" style:family="paragraph">
      <style:paragraph-properties fo:text-align="center"/>
    </style:style>
    <style:style style:name="T1" style:family="text">
      <style:text-properties officeooo:rsid="007e5db0"/>
    </style:style>
    <style:style style:name="T2" style:family="text">
      <style:text-properties style:text-position="0% 100%"/>
    </style:style>
    <style:style style:name="T3" style:family="text">
      <style:text-properties style:text-position="0% 100%" officeooo:rsid="00a9cb13"/>
    </style:style>
    <style:style style:name="T4" style:family="text">
      <style:text-properties style:text-position="0% 100%" officeooo:rsid="01a2d165"/>
    </style:style>
    <style:style style:name="T5" style:family="text">
      <style:text-properties style:text-position="0% 100%" officeooo:rsid="01a40ba3"/>
    </style:style>
    <style:style style:name="T6" style:family="text">
      <style:text-properties style:text-position="0% 100%" officeooo:rsid="01a7c12f"/>
    </style:style>
    <style:style style:name="T7" style:family="text">
      <style:text-properties style:text-position="0% 100%" officeooo:rsid="01a923d3"/>
    </style:style>
    <style:style style:name="T8" style:family="text">
      <style:text-properties style:text-position="0% 100%" officeooo:rsid="01e5be3c"/>
    </style:style>
    <style:style style:name="T9" style:family="text">
      <style:text-properties style:text-position="0% 100%" officeooo:rsid="01e715c1"/>
    </style:style>
    <style:style style:name="T10" style:family="text">
      <style:text-properties style:text-position="0% 100%" officeooo:rsid="01ed29f1"/>
    </style:style>
    <style:style style:name="T11" style:family="text">
      <style:text-properties style:text-position="0% 100%" officeooo:rsid="01ed4e97"/>
    </style:style>
    <style:style style:name="T12" style:family="text">
      <style:text-properties style:text-position="0% 100%" officeooo:rsid="01f05a0c"/>
    </style:style>
    <style:style style:name="T13" style:family="text">
      <style:text-properties style:text-position="0% 100%" officeooo:rsid="01f32ed9"/>
    </style:style>
    <style:style style:name="T14" style:family="text">
      <style:text-properties style:text-position="0% 100%" officeooo:rsid="01f3897a"/>
    </style:style>
    <style:style style:name="T15" style:family="text">
      <style:text-properties style:text-position="0% 100%" officeooo:rsid="01f3ff9b"/>
    </style:style>
    <style:style style:name="T16" style:family="text">
      <style:text-properties fo:color="#006699" style:font-name="Consolas"/>
    </style:style>
    <style:style style:name="T17" style:family="text">
      <style:text-properties fo:color="#006699" style:font-name="Consolas" fo:font-size="9.5pt" fo:language="en" fo:country="none" style:font-size-asian="9.5pt"/>
    </style:style>
    <style:style style:name="T18" style:family="text">
      <style:text-properties fo:color="#444444" style:font-name="Consolas"/>
    </style:style>
    <style:style style:name="T19" style:family="text">
      <style:text-properties fo:color="#444444" style:font-name="Consolas" fo:font-size="9.5pt" fo:language="en" fo:country="none" style:font-size-asian="9.5pt"/>
    </style:style>
    <style:style style:name="T20" style:family="text">
      <style:text-properties fo:color="#2b91af" style:font-name="Consolas" fo:font-size="9.5pt" fo:language="en" fo:country="none" style:font-size-asian="9.5pt"/>
    </style:style>
    <style:style style:name="T21" style:family="text">
      <style:text-properties fo:color="#ee0000" style:font-name="Consolas" fo:font-size="9.5pt" fo:language="en" fo:country="none" style:font-size-asian="9.5pt"/>
    </style:style>
    <style:style style:name="T22" style:family="text">
      <style:text-properties fo:color="#888888" style:font-name="Consolas"/>
    </style:style>
    <style:style style:name="T23" style:family="text">
      <style:text-properties fo:color="#888888" style:font-name="Consolas" fo:font-size="9.5pt" fo:language="en" fo:country="none" style:font-size-asian="9.5pt"/>
    </style:style>
    <style:style style:name="T24" style:family="text">
      <style:text-properties officeooo:rsid="0175881a"/>
    </style:style>
    <style:style style:name="T25" style:family="text">
      <style:text-properties fo:color="#000000" style:font-name="Consolas"/>
    </style:style>
    <style:style style:name="T26" style:family="text">
      <style:text-properties fo:language="en" fo:country="none"/>
    </style:style>
    <style:style style:name="T27" style:family="text">
      <style:text-properties officeooo:rsid="0197cfc1"/>
    </style:style>
    <style:style style:name="T28" style:family="text">
      <style:text-properties officeooo:rsid="019fd2dd"/>
    </style:style>
    <style:style style:name="T29" style:family="text">
      <style:text-properties officeooo:rsid="01a4d423"/>
    </style:style>
    <style:style style:name="T30" style:family="text">
      <style:text-properties officeooo:rsid="01a5f3d3"/>
    </style:style>
    <style:style style:name="T31" style:family="text">
      <style:text-properties officeooo:rsid="01af0e39"/>
    </style:style>
    <style:style style:name="T32" style:family="text">
      <style:text-properties officeooo:rsid="01b37238"/>
    </style:style>
    <style:style style:name="T33" style:family="text">
      <style:text-properties officeooo:rsid="01b552ce"/>
    </style:style>
    <style:style style:name="T34" style:family="text">
      <style:text-properties officeooo:rsid="01bf1ab9"/>
    </style:style>
    <style:style style:name="T35" style:family="text">
      <style:text-properties officeooo:rsid="01c10d1e"/>
    </style:style>
    <style:style style:name="T36" style:family="text">
      <style:text-properties officeooo:rsid="01c3bd1d"/>
    </style:style>
    <style:style style:name="T37" style:family="text">
      <style:text-properties officeooo:rsid="01cd317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Short_20_line_20_Arrow"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marker-start="Short_20_line_20_Arrow" draw:marker-en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goritmica grafelor laboratorul <text:span text:style-name="T27">4</text:span></text:p>
      <text:p text:style-name="Text_20_body">Tema: <text:span text:style-name="T27">multimea intern stabila.</text:span></text:p>
      <text:h text:style-name="Heading_20_1" text:outline-level="1">Enunt</text:h>
      <text:p text:style-name="P3"><text:span text:style-name="T1">Sa se conceapa un algoritm care primeste ca parametru de intrare o lista reprezentand toate varfurile unui graf, iar pentru fiecare element din lista se memoreaza o lista de numere naturale </text:span>rep<text:span text:style-name="T1">rezentand lista succesorilor acelui varf. Algoritmul va returna o multime de multimi reprezentand toate multimile interior stabile ale grafului dat ca intrare, multimile returnate contin doar varfuri.</text:span></text:p>
      <text:h text:style-name="Heading_20_1" text:outline-level="1">Dezvoltarea algoritmului</text:h>
      <text:p text:style-name="P56">Pentru rezolvarea problemei va fi necesara impartrea in subprobleme. Este nevoie de o prima functie care primeste ca si parametru de intrare o multime de numere naturale si returneaza toate submultimile acelei multimi. O functie care verifica daca o submultime de varfuri ale unui graf dat este interor stabila, graful dat este reprezentat sub forma listei succesorilor (detaliere in enunt).</text:p>
      <text:p text:style-name="P57">In final algoritmul propriu zis care mai intai determina toate submultimile multimii varfurilor dupa care pentru fiecare submultime determina daca aceasta este interior stabila. Toate multimile care sunt interior stabile sunt returnate de algoritm.</text:p>
      <text:h text:style-name="Heading_20_1" text:outline-level="1">Descrierea algoritmului</text:h>
      <text:p text:style-name="P15"><text:span text:style-name="T24">f</text:span>unctie <text:span text:style-name="T30">DeterminaMultimileInteriorStabile(listaSuccesorilor)</text:span></text:p>
      <text:p text:style-name="P7"><text:s text:c="4"/><text:span text:style-name="T29">multimiInteriorStabile ← CreazaLista()</text:span></text:p>
      <text:p text:style-name="P7"><text:span text:style-name="T29"/></text:p>
      <text:p text:style-name="P7"><text:span text:style-name="T28"><text:s text:c="4"/>pentru submultime </text:span><text:span text:style-name="T3">∈ </text:span><text:span text:style-name="T5">Determina</text:span><text:span text:style-name="T4">Submultimi(</text:span><text:span text:style-name="T7">listaSuccesorilor.Varfuri</text:span><text:span text:style-name="T4">) </text:span><text:span text:style-name="T6">executa</text:span></text:p>
      <text:p text:style-name="P13"><text:s text:c="8"/><text:span text:style-name="T30">daca EsteInteriorStabila(submultime, listaSuccesorilor) atunci</text:span></text:p>
      <text:p text:style-name="P13"><text:span text:style-name="T30"><text:s text:c="12"/>multimiInteriorStabile.Adauga(submultime)</text:span></text:p>
      <text:p text:style-name="P13"><text:span text:style-name="T30"><text:s text:c="8"/>sfarsit daca</text:span></text:p>
      <text:p text:style-name="P13"><text:span text:style-name="T30"><text:s text:c="4"/>sfarsit pentru</text:span></text:p>
      <text:p text:style-name="P13"/>
      <text:p text:style-name="P14"><text:span text:style-name="T30"><text:s text:c="5"/>DeterminaMultimileInteriorStabile ← multimiInteriorStabile</text:span></text:p>
      <text:p text:style-name="P16"><text:span text:style-name="T30">s</text:span>f<text:span text:style-name="T31">arsit</text:span> functie</text:p>
      <text:p text:style-name="P16"/>
      <text:p text:style-name="P17">functie DeterminaSubmultimi(multime)</text:p>
      <text:p text:style-name="P17"><text:s text:c="4"/><text:span text:style-name="T32">submultimi ← CreazaMultime()</text:span></text:p>
      <text:p text:style-name="P21"><text:span text:style-name="T32"><text:s text:c="4"/>multimiRamase ← CreazaMultime()</text:span></text:p>
      <text:p text:style-name="P17"><text:span text:style-name="T32"><text:s text:c="4"/>multimiRamase.Adauga(multime)</text:span></text:p>
      <text:p text:style-name="P17"/>
      <text:p text:style-name="P17"><text:span text:style-name="T32"><text:s text:c="4"/>repeta</text:span></text:p>
      <text:p text:style-name="P18"><text:span text:style-name="T32"><text:s text:c="8"/>multimeRamasa ← multimiRamase.EliminaPrimul()</text:span></text:p>
      <text:p text:style-name="P18"><text:span text:style-name="T32"><text:s text:c="8"/>submultimi.Adauga(multimeRamasa)</text:span></text:p>
      <text:p text:style-name="P19"><text:span text:style-name="T32"><text:s text:c="8"/>pentru element </text:span><text:span text:style-name="T3">∈</text:span><text:span text:style-name="T32"> multimeRamasa</text:span></text:p>
      <text:p text:style-name="P18"><text:span text:style-name="T32"><text:s text:c="12"/>multimiRamase.Adauga(multimeRamasa - {element})</text:span></text:p>
      <text:p text:style-name="P18"><text:span text:style-name="T32"><text:s text:c="8"/>sfarsit pentru</text:span></text:p>
      <text:p text:style-name="P17"><text:span text:style-name="T32"><text:s text:c="4"/>panacand multimiRamase.Length = 0</text:span></text:p>
      <text:p text:style-name="P17"/>
      <text:p text:style-name="P17"><text:s text:c="4"/><text:span text:style-name="T33">DeterminaSubmultimi ←</text:span> <text:span text:style-name="T33">submultimi</text:span></text:p>
      <text:p text:style-name="P20">sfarsit functie</text:p>
      <text:p text:style-name="P51"><text:span text:style-name="T34">functie EsteInteriorStabila(multimeVarfuri, listaSuccesorilor)</text:span></text:p>
      <text:p text:style-name="P22"><text:span text:style-name="T35"><text:s text:c="4"/>i ← 0</text:span></text:p>
      <text:p text:style-name="P22"><text:span text:style-name="T35"/></text:p>
      <text:p text:style-name="P9"><text:s text:c="4"/><text:span text:style-name="T36">cattimp (i &lt; listaSuccesorilor.Length</text:span></text:p>
      <text:p text:style-name="P12"><text:span text:style-name="T36"><text:s text:c="13"/>si (i ∉ multimeVarfuri</text:span></text:p>
      <text:p text:style-name="P11"><text:span text:style-name="T36"><text:s text:c="17"/>sau listaSuccesorilor[i] ∩ multimeVarfuri = Ø)) executa</text:span></text:p>
      <text:p text:style-name="P8"><text:s text:c="8"/><text:span text:style-name="T37">i ← i + 1</text:span></text:p>
      <text:p text:style-name="P8"><text:span text:style-name="T37"><text:s text:c="4"/>sfarsit cattimp</text:span></text:p>
      <text:p text:style-name="P8"/>
      <text:p text:style-name="P10"><text:s text:c="4"/><text:span text:style-name="T34">EsteInteriorStabila ← (i = listaSuccesorilor.Length)</text:span></text:p>
      <text:p text:style-name="P23"><text:span text:style-name="T37">sfarsit functie</text:span></text:p>
      <text:h text:style-name="P54" text:outline-level="1">Demostrarea corectitudinii</text:h>
      <text:p text:style-name="P59"><text:span text:style-name="T2">Generarea submultimilor.</text:span></text:p>
      <text:p text:style-name="P59"><text:span text:style-name="T2">Idea de baza pentru generarea submultimilor este aceea de a obtine n submultimi dintr-o multime data unde din fiecare submultime lipseste un </text:span><text:span text:style-name="T8">alt</text:span><text:span text:style-name="T2"> element din multimea data, </text:span><text:span text:style-name="T9">n este cardinalul multimii date. Acelasi procedeu se aplica si pe submultimile obtinute </text:span><text:span text:style-name="T10">pana cand nu se mai pot elimina elemente (multimea din care trebuie sa se elimine este vida). </text:span><text:span text:style-name="T11">Astfel se obtin toate submultimile unei multimi date.</text:span></text:p>
      <text:p text:style-name="P60"><text:span text:style-name="T11">D</text:span><text:span text:style-name="T2">eterminarea daca o submultime este interior stabila:</text:span></text:p>
      <text:p text:style-name="P61"><text:span text:style-name="T13">Avand</text:span><text:span text:style-name="T2"> o submultime de varfuri si lista succesorilor se verifica toate varfurile din submultime ca acestea sa nu aiba succesori in aceasi submultime </text:span><text:span text:style-name="T12">(definitie curs).</text:span></text:p>
      <text:p text:style-name="P62"><text:span text:style-name="T12">D</text:span><text:span text:style-name="T2">eterminarea tuturor multimilor interior stabile:</text:span></text:p>
      <text:p text:style-name="P62"><text:span text:style-name="T14">Avand lista succesorilor se determina toate submultimile varfurilor dupa care intr-o colectie se plaseaza toate submultimile care indeplinesc conditia de multime interior stabila. </text:span><text:span text:style-name="T15">Multimea vida este inclusa deoarece orice operatie de intersectie cu multimea vida are ca rezultat multimea vida.</text:span><text:span text:style-name="T2"> </text:span></text:p>
      <text:p text:style-name="P58"><text:span text:style-name="T2"/></text:p>
      <text:h text:style-name="P55" text:outline-level="1">Cod sursa (C#)</text:h>
      <text:p text:style-name="Preformatted_20_Text"><text:span text:style-name="T16">using</text:span><text:span text:style-name="T22"> </text:span><text:span text:style-name="T18">System</text:span><text:span text:style-name="T22">;</text:span></text:p>
      <text:p text:style-name="Preformatted_20_Text"><text:span text:style-name="T17">using</text:span><text:span text:style-name="T23"> </text:span><text:span text:style-name="T19">System.Collections.Generic</text:span><text:span text:style-name="T23">;</text:span></text:p>
      <text:p text:style-name="Preformatted_20_Text"><text:span text:style-name="T17">using</text:span><text:span text:style-name="T23"> </text:span><text:span text:style-name="T19">System.Linq</text:span><text:span text:style-name="T23">;</text:span></text:p>
      <text:p text:style-name="Preformatted_20_Text"/>
      <text:p text:style-name="Preformatted_20_Text"><text:span text:style-name="T17">namespace</text:span><text:span text:style-name="T23"> </text:span><text:span text:style-name="T19">AlgoritmicaGrafelor.Laborator4.Multimi</text:span></text:p>
      <text:p text:style-name="Preformatted_20_Text"><text:span text:style-name="T23">{</text:span></text:p>
      <text:p text:style-name="Preformatted_20_Text"><text:span text:style-name="T23"><text:s text:c="4"/></text:span><text:span text:style-name="T17">public</text:span><text:span text:style-name="T23"> </text:span><text:span text:style-name="T17">static</text:span><text:span text:style-name="T23"> </text:span><text:span text:style-name="T17">class</text:span><text:span text:style-name="T23"> </text:span><text:span text:style-name="T20">MultimiInteriorStabile</text:span></text:p>
      <text:p text:style-name="Preformatted_20_Text"><text:span text:style-name="T23"><text:s text:c="4"/>{</text:span></text:p>
      <text:p text:style-name="P32"><text:span text:style-name="T23"><text:s text:c="8"/></text:span><text:span text:style-name="T17">static</text:span><text:span text:style-name="T23"> </text:span><text:span text:style-name="T17">public</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p>
      <text:p text:style-name="P32"><text:span text:style-name="T23"><text:s text:c="12"/></text:span><text:span text:style-name="T19">Toate</text:span><text:span text:style-name="T23">(</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listaSuccesorilor</text:span><text:span text:style-name="T23">)</text:span></text:p>
      <text:p text:style-name="Preformatted_20_Text"><text:span text:style-name="T23"><text:s text:c="8"/>{</text:span></text:p>
      <text:p text:style-name="Preformatted_20_Text"><text:span text:style-name="T23"><text:s text:c="12"/></text:span><text:span text:style-name="T17">if</text:span><text:span text:style-name="T23"> (</text:span><text:span text:style-name="T19">listaSuccesorilor</text:span><text:span text:style-name="T23"> </text:span><text:span text:style-name="T19">!=</text:span><text:span text:style-name="T23"> </text:span><text:span text:style-name="T17">null</text:span><text:span text:style-name="T23">)</text:span></text:p>
      <text:p text:style-name="P31"><text:span text:style-name="T23"><text:s text:c="16"/></text:span><text:span text:style-name="T17">return</text:span><text:span text:style-name="T23"> </text:span><text:span text:style-name="T19">_DeterminaSubmultimi</text:span><text:span text:style-name="T23">(</text:span><text:span text:style-name="T19">_Varfuri</text:span><text:span text:style-name="T23">(</text:span><text:span text:style-name="T19">listaSuccesorilor</text:span><text:span text:style-name="T23">))</text:span><text:span text:style-name="T19">.Where</text:span><text:span text:style-name="T23">(</text:span><text:span text:style-name="T19">submultime</text:span></text:p>
      <text:p text:style-name="P31"><text:span text:style-name="T23"><text:s text:c="27"/></text:span><text:span text:style-name="T19">=&gt;</text:span><text:span text:style-name="T23"> </text:span><text:span text:style-name="T19">_EsteInteriorStabila</text:span><text:span text:style-name="T23">(</text:span><text:span text:style-name="T19">submultime</text:span><text:span text:style-name="T23">, </text:span><text:span text:style-name="T19">listaSuccesorilor</text:span><text:span text:style-name="T23">))</text:span><text:span text:style-name="T19">.ToList</text:span><text:span text:style-name="T23">();</text:span></text:p>
      <text:p text:style-name="Preformatted_20_Text"><text:span text:style-name="T23"><text:s text:c="12"/></text:span><text:span text:style-name="T17">else</text:span></text:p>
      <text:p text:style-name="Preformatted_20_Text"><text:span text:style-name="T23"><text:s text:c="16"/></text:span><text:span text:style-name="T17">throw</text:span><text:span text:style-name="T23"> </text:span><text:span text:style-name="T17">new</text:span><text:span text:style-name="T23"> </text:span><text:span text:style-name="T20">ArgumentNullException</text:span><text:span text:style-name="T23">(</text:span><text:span text:style-name="T21">"listaSuccesorilor"</text:span><text:span text:style-name="T23">);</text:span></text:p>
      <text:p text:style-name="Preformatted_20_Text"><text:span text:style-name="T23"><text:s text:c="8"/>}</text:span></text:p>
      <text:p text:style-name="P30"><text:span text:style-name="T23"/></text:p>
      <text:p text:style-name="P52"><text:span text:style-name="T23"><text:s text:c="8"/></text:span><text:span text:style-name="T17">static</text:span><text:span text:style-name="T23"> </text:span><text:span text:style-name="T17">private</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p>
      <text:p text:style-name="P30"><text:span text:style-name="T23"><text:s text:c="12"/></text:span><text:span text:style-name="T19">_DeterminaSubmultimi</text:span><text:span text:style-name="T23">(</text:span><text:span text:style-name="T20">IReadOnlyCollection</text:span><text:span text:style-name="T19">&lt;</text:span><text:span text:style-name="T17">int</text:span><text:span text:style-name="T19">&gt;</text:span><text:span text:style-name="T23"> </text:span><text:span text:style-name="T19">multime</text:span><text:span text:style-name="T23">)</text:span></text:p>
      <text:p text:style-name="Preformatted_20_Text"><text:span text:style-name="T23"><text:s text:c="8"/>{</text:span></text:p>
      <text:p text:style-name="Preformatted_20_Text"><text:span text:style-name="T23"><text:s text:c="12"/></text:span><text:span text:style-name="T17">if</text:span><text:span text:style-name="T23"> (</text:span><text:span text:style-name="T19">multime</text:span><text:span text:style-name="T23"> </text:span><text:span text:style-name="T19">!=</text:span><text:span text:style-name="T23"> </text:span><text:span text:style-name="T17">null</text:span><text:span text:style-name="T23">)</text:span></text:p>
      <text:p text:style-name="Preformatted_20_Text"><text:span text:style-name="T23"><text:s text:c="12"/>{</text:span></text:p>
      <text:p text:style-name="P29"><text:span text:style-name="T23"><text:s text:c="16"/></text:span><text:span text:style-name="T20">IEqualityComparer</text:span><text:span text:style-name="T19">&lt;</text:span><text:span text:style-name="T20">IEnumerable</text:span><text:span text:style-name="T19">&lt;</text:span><text:span text:style-name="T17">int</text:span><text:span text:style-name="T19">&gt;&gt;</text:span><text:span text:style-name="T23"> </text:span><text:span text:style-name="T19">listElementsEqualityComparer</text:span></text:p>
      <text:p text:style-name="P29"><text:span text:style-name="T19"><text:s text:c="19"/></text:span><text:span text:style-name="T23"><text:s/></text:span><text:span text:style-name="T19">=</text:span><text:span text:style-name="T23"> </text:span><text:span text:style-name="T17">new</text:span><text:span text:style-name="T23"> </text:span><text:span text:style-name="T20">ListElementsEqualityComparer</text:span><text:span text:style-name="T19">&lt;</text:span><text:span text:style-name="T17">int</text:span><text:span text:style-name="T19">&gt;</text:span><text:span text:style-name="T23">();</text:span></text:p>
      <text:p text:style-name="P29"><text:span text:style-name="T23"><text:s text:c="16"/></text:span><text:span text:style-name="T20">HashSet</text:span><text:span text:style-name="T19">&lt;</text:span><text:span text:style-name="T20">IReadOnlyList</text:span><text:span text:style-name="T19">&lt;</text:span><text:span text:style-name="T17">int</text:span><text:span text:style-name="T19">&gt;&gt;</text:span><text:span text:style-name="T23"> </text:span><text:span text:style-name="T19">submultimi</text:span></text:p>
      <text:p text:style-name="P29"><text:span text:style-name="T23"><text:s text:c="20"/></text:span><text:span text:style-name="T19">=</text:span><text:span text:style-name="T23"> </text:span><text:span text:style-name="T17">new</text:span><text:span text:style-name="T23"> </text:span><text:span text:style-name="T20">HashSet</text:span><text:span text:style-name="T19">&lt;</text:span><text:span text:style-name="T20">IReadOnlyList</text:span><text:span text:style-name="T19">&lt;</text:span><text:span text:style-name="T17">int</text:span><text:span text:style-name="T19">&gt;&gt;</text:span><text:span text:style-name="T23">(</text:span><text:span text:style-name="T19">listElementsEqualityComparer</text:span><text:span text:style-name="T23">);</text:span></text:p>
      <text:p text:style-name="P28"><text:span text:style-name="T23"><text:s text:c="16"/></text:span><text:span text:style-name="T20">HashSet</text:span><text:span text:style-name="T19">&lt;</text:span><text:span text:style-name="T20">IReadOnlyList</text:span><text:span text:style-name="T19">&lt;</text:span><text:span text:style-name="T17">int</text:span><text:span text:style-name="T19">&gt;&gt;</text:span><text:span text:style-name="T23"> </text:span><text:span text:style-name="T19">multimiRamase</text:span></text:p>
      <text:p text:style-name="P28"><text:span text:style-name="T23"><text:s text:c="20"/></text:span><text:span text:style-name="T19">=</text:span><text:span text:style-name="T23"> </text:span><text:span text:style-name="T17">new</text:span><text:span text:style-name="T23"> </text:span><text:span text:style-name="T20">HashSet</text:span><text:span text:style-name="T19">&lt;</text:span><text:span text:style-name="T20">IReadOnlyList</text:span><text:span text:style-name="T19">&lt;</text:span><text:span text:style-name="T17">int</text:span><text:span text:style-name="T19">&gt;&gt;</text:span><text:span text:style-name="T23">(</text:span><text:span text:style-name="T19">listElementsEqualityComparer</text:span><text:span text:style-name="T23">)</text:span></text:p>
      <text:p text:style-name="P28"><text:span text:style-name="T23"><text:s text:c="22"/>{</text:span></text:p>
      <text:p text:style-name="P28"><text:span text:style-name="T23"><text:s text:c="26"/></text:span><text:span text:style-name="T19">multime.ToList</text:span><text:span text:style-name="T23">()</text:span></text:p>
      <text:p text:style-name="P28"><text:span text:style-name="T23"><text:s text:c="22"/>};</text:span></text:p>
      <text:p text:style-name="Preformatted_20_Text"/>
      <text:p text:style-name="Preformatted_20_Text"><text:span text:style-name="T23"><text:s text:c="16"/></text:span><text:span text:style-name="T17">do</text:span></text:p>
      <text:p text:style-name="Preformatted_20_Text"><text:span text:style-name="T23"><text:s text:c="16"/>{</text:span></text:p>
      <text:p text:style-name="Preformatted_20_Text"><text:span text:style-name="T23"><text:s text:c="20"/></text:span><text:span text:style-name="T20">IReadOnlyList</text:span><text:span text:style-name="T19">&lt;</text:span><text:span text:style-name="T17">int</text:span><text:span text:style-name="T19">&gt;</text:span><text:span text:style-name="T23"> </text:span><text:span text:style-name="T19">multimeRamasa</text:span><text:span text:style-name="T23"> </text:span><text:span text:style-name="T19">=</text:span><text:span text:style-name="T23"> </text:span><text:span text:style-name="T19">multimiRamase.First</text:span><text:span text:style-name="T23">();</text:span></text:p>
      <text:p text:style-name="Preformatted_20_Text"><text:span text:style-name="T23"><text:s text:c="20"/></text:span><text:span text:style-name="T19">multimiRamase.Remove</text:span><text:span text:style-name="T23">(</text:span><text:span text:style-name="T19">multimeRamasa</text:span><text:span text:style-name="T23">);</text:span></text:p>
      <text:p text:style-name="Preformatted_20_Text"><text:span text:style-name="T23"><text:s text:c="20"/></text:span><text:span text:style-name="T19">submultimi.Add</text:span><text:span text:style-name="T23">(</text:span><text:span text:style-name="T19">multimeRamasa</text:span><text:span text:style-name="T23">);</text:span></text:p>
      <text:p text:style-name="Preformatted_20_Text"/>
      <text:p text:style-name="Preformatted_20_Text"><text:span text:style-name="T23"><text:s text:c="20"/></text:span><text:span text:style-name="T17">foreach</text:span><text:span text:style-name="T23"> (</text:span><text:span text:style-name="T17">int</text:span><text:span text:style-name="T23"> </text:span><text:span text:style-name="T19">element</text:span><text:span text:style-name="T23"> </text:span><text:span text:style-name="T17">in</text:span><text:span text:style-name="T23"> </text:span><text:span text:style-name="T19">multimeRamasa</text:span><text:span text:style-name="T23">)</text:span></text:p>
      <text:p text:style-name="Preformatted_20_Text"><text:span text:style-name="T23"><text:s text:c="24"/></text:span><text:span text:style-name="T19">multimiRamase.Add</text:span><text:span text:style-name="T23">(</text:span><text:span text:style-name="T19">multimeRamasa.Except</text:span><text:span text:style-name="T23">(</text:span><text:span text:style-name="T17">new</text:span><text:span text:style-name="T23">[] { </text:span><text:span text:style-name="T19">element</text:span><text:span text:style-name="T23"> })</text:span><text:span text:style-name="T19">.ToList</text:span><text:span text:style-name="T23">());</text:span></text:p>
      <text:p text:style-name="Preformatted_20_Text"><text:span text:style-name="T23"><text:s text:c="16"/>} </text:span><text:span text:style-name="T17">while</text:span><text:span text:style-name="T23"> (</text:span><text:span text:style-name="T19">multimiRamase.Count</text:span><text:span text:style-name="T23"> </text:span><text:span text:style-name="T19">&gt;</text:span><text:span text:style-name="T23"> </text:span><text:span text:style-name="T21">0</text:span><text:span text:style-name="T23">);</text:span></text:p>
      <text:p text:style-name="Preformatted_20_Text"/>
      <text:p text:style-name="Preformatted_20_Text"><text:span text:style-name="T23"><text:s text:c="16"/></text:span><text:span text:style-name="T17">return</text:span><text:span text:style-name="T23"> </text:span><text:span text:style-name="T19">submultimi.ToList</text:span><text:span text:style-name="T23">();</text:span></text:p>
      <text:p text:style-name="Preformatted_20_Text"><text:span text:style-name="T23"><text:s text:c="12"/>}</text:span></text:p>
      <text:p text:style-name="Preformatted_20_Text"><text:span text:style-name="T23"><text:s text:c="12"/></text:span><text:span text:style-name="T17">else</text:span></text:p>
      <text:p text:style-name="Preformatted_20_Text"><text:span text:style-name="T23"><text:s text:c="16"/></text:span><text:span text:style-name="T17">throw</text:span><text:span text:style-name="T23"> </text:span><text:span text:style-name="T17">new</text:span><text:span text:style-name="T23"> </text:span><text:span text:style-name="T20">ArgumentNullException</text:span><text:span text:style-name="T23">(</text:span><text:span text:style-name="T21">"multime"</text:span><text:span text:style-name="T23">);</text:span></text:p>
      <text:p text:style-name="Preformatted_20_Text"><text:span text:style-name="T23"><text:s text:c="8"/>}</text:span></text:p>
      <text:p text:style-name="Preformatted_20_Text"/>
      <text:p text:style-name="P27"><text:span text:style-name="T23"><text:s text:c="8"/></text:span><text:span text:style-name="T17">static</text:span><text:span text:style-name="T23"> </text:span><text:span text:style-name="T17">private</text:span><text:span text:style-name="T23"> </text:span><text:span text:style-name="T20">IreadOnlyList</text:span><text:span text:style-name="T19">&lt;</text:span><text:span text:style-name="T17">int</text:span><text:span text:style-name="T19">&gt;</text:span></text:p>
      <text:p text:style-name="P27"><text:span text:style-name="T23"><text:s text:c="12"/></text:span><text:span text:style-name="T19">_Varfuri</text:span><text:span text:style-name="T23">(</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listaSuccesorilor</text:span><text:span text:style-name="T23">)</text:span></text:p>
      <text:p text:style-name="Preformatted_20_Text"><text:span text:style-name="T23"><text:s text:c="8"/>{</text:span></text:p>
      <text:p text:style-name="Preformatted_20_Text"><text:span text:style-name="T23"><text:s text:c="12"/></text:span><text:span text:style-name="T20">List</text:span><text:span text:style-name="T19">&lt;</text:span><text:span text:style-name="T17">int</text:span><text:span text:style-name="T19">&gt;</text:span><text:span text:style-name="T23"> </text:span><text:span text:style-name="T19">varfuri</text:span><text:span text:style-name="T23"> </text:span><text:span text:style-name="T19">=</text:span><text:span text:style-name="T23"> </text:span><text:span text:style-name="T17">new</text:span><text:span text:style-name="T23"> </text:span><text:span text:style-name="T20">List</text:span><text:span text:style-name="T19">&lt;</text:span><text:span text:style-name="T17">int</text:span><text:span text:style-name="T19">&gt;</text:span><text:span text:style-name="T23">();</text:span></text:p>
      <text:p text:style-name="Preformatted_20_Text"/>
      <text:p text:style-name="Preformatted_20_Text"><text:span text:style-name="T23"><text:s text:c="12"/></text:span><text:span text:style-name="T17">for</text:span><text:span text:style-name="T23"> (</text:span><text:span text:style-name="T17">int</text:span><text:span text:style-name="T23"> </text:span><text:span text:style-name="T19">varf</text:span><text:span text:style-name="T23"> </text:span><text:span text:style-name="T19">=</text:span><text:span text:style-name="T23"> </text:span><text:span text:style-name="T21">0</text:span><text:span text:style-name="T23">; </text:span><text:span text:style-name="T19">varf</text:span><text:span text:style-name="T23"> </text:span><text:span text:style-name="T19">&lt;</text:span><text:span text:style-name="T23"> </text:span><text:span text:style-name="T19">listaSuccesorilor.Count</text:span><text:span text:style-name="T23">; </text:span><text:span text:style-name="T19">varf++</text:span><text:span text:style-name="T23">)</text:span></text:p>
      <text:p text:style-name="Preformatted_20_Text"><text:span text:style-name="T23"><text:s text:c="16"/></text:span><text:span text:style-name="T19">varfuri.Add</text:span><text:span text:style-name="T23">(</text:span><text:span text:style-name="T19">varf</text:span><text:span text:style-name="T23">);</text:span></text:p>
      <text:p text:style-name="Preformatted_20_Text"/>
      <text:p text:style-name="Preformatted_20_Text"><text:span text:style-name="T23"><text:s text:c="12"/></text:span><text:span text:style-name="T17">return</text:span><text:span text:style-name="T23"> </text:span><text:span text:style-name="T19">varfuri</text:span><text:span text:style-name="T23">;</text:span></text:p>
      <text:p text:style-name="Preformatted_20_Text"><text:span text:style-name="T23"><text:s text:c="8"/>}</text:span></text:p>
      <text:p text:style-name="Preformatted_20_Text"/>
      <text:p text:style-name="P26"><text:span text:style-name="T23"><text:s text:c="8"/></text:span><text:span text:style-name="T17">static</text:span><text:span text:style-name="T23"> </text:span><text:span text:style-name="T17">private</text:span><text:span text:style-name="T23"> </text:span><text:span text:style-name="T17">bool</text:span></text:p>
      <text:p text:style-name="P26"><text:span text:style-name="T23"><text:s text:c="12"/></text:span><text:span text:style-name="T19">_EsteInteriorStabila</text:span><text:span text:style-name="T23">(</text:span><text:span text:style-name="T20">IReadOnlyList</text:span><text:span text:style-name="T19">&lt;</text:span><text:span text:style-name="T17">int</text:span><text:span text:style-name="T19">&gt;</text:span><text:span text:style-name="T23"> </text:span><text:span text:style-name="T19">multimeVarfuri</text:span><text:span text:style-name="T23">,</text:span></text:p>
      <text:p text:style-name="P26"><text:span text:style-name="T23"><text:s text:c="33"/></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listaSuccesorilor</text:span><text:span text:style-name="T23">)</text:span></text:p>
      <text:p text:style-name="Preformatted_20_Text"><text:span text:style-name="T23"><text:s text:c="8"/>{</text:span></text:p>
      <text:p text:style-name="Preformatted_20_Text"><text:span text:style-name="T23"><text:s text:c="12"/></text:span><text:span text:style-name="T17">int</text:span><text:span text:style-name="T23"> </text:span><text:span text:style-name="T19">varf</text:span><text:span text:style-name="T23"> </text:span><text:span text:style-name="T19">=</text:span><text:span text:style-name="T23"> </text:span><text:span text:style-name="T21">0</text:span><text:span text:style-name="T23">;</text:span></text:p>
      <text:p text:style-name="Preformatted_20_Text"/>
      <text:p text:style-name="Preformatted_20_Text"><text:span text:style-name="T23"><text:s text:c="12"/></text:span><text:span text:style-name="T17">while</text:span><text:span text:style-name="T23"> (</text:span><text:span text:style-name="T19">varf</text:span><text:span text:style-name="T23"> </text:span><text:span text:style-name="T19">&lt;</text:span><text:span text:style-name="T23"> </text:span><text:span text:style-name="T19">listaSuccesorilor.Count</text:span></text:p>
      <text:p text:style-name="Preformatted_20_Text"><text:span text:style-name="T23"><text:s text:c="19"/></text:span><text:span text:style-name="T19">&amp;&amp;</text:span><text:span text:style-name="T23"> (</text:span><text:span text:style-name="T19">!multimeVarfuri.Contains</text:span><text:span text:style-name="T23">(</text:span><text:span text:style-name="T19">varf</text:span><text:span text:style-name="T23">)</text:span></text:p>
      <text:p text:style-name="Preformatted_20_Text"><text:span text:style-name="T23"><text:s text:c="23"/></text:span><text:span text:style-name="T19">||</text:span><text:span text:style-name="T23"> </text:span><text:span text:style-name="T19">listaSuccesorilor</text:span><text:span text:style-name="T23">[</text:span><text:span text:style-name="T19">varf</text:span><text:span text:style-name="T23">]</text:span><text:span text:style-name="T19">.Intersect</text:span><text:span text:style-name="T23">(</text:span><text:span text:style-name="T19">multimeVarfuri</text:span><text:span text:style-name="T23">)</text:span><text:span text:style-name="T19">.Count</text:span><text:span text:style-name="T23">() </text:span><text:span text:style-name="T19">==</text:span><text:span text:style-name="T23"> </text:span><text:span text:style-name="T21">0</text:span><text:span text:style-name="T23">))</text:span></text:p>
      <text:p text:style-name="Preformatted_20_Text"><text:span text:style-name="T23"><text:s text:c="16"/></text:span><text:span text:style-name="T19">varf++</text:span><text:span text:style-name="T23">;</text:span></text:p>
      <text:p text:style-name="Preformatted_20_Text"/>
      <text:p text:style-name="Preformatted_20_Text"><text:span text:style-name="T23"><text:s text:c="12"/></text:span><text:span text:style-name="T17">return</text:span><text:span text:style-name="T23"> (</text:span><text:span text:style-name="T19">varf</text:span><text:span text:style-name="T23"> </text:span><text:span text:style-name="T19">==</text:span><text:span text:style-name="T23"> </text:span><text:span text:style-name="T19">listaSuccesorilor.Count</text:span><text:span text:style-name="T23">);</text:span></text:p>
      <text:p text:style-name="Preformatted_20_Text"><text:span text:style-name="T23"><text:s text:c="8"/>}</text:span></text:p>
      <text:p text:style-name="P25"><text:span text:style-name="T23"/></text:p>
      <text:p text:style-name="P53"><text:span text:style-name="T23"><text:s text:c="8"/></text:span><text:span text:style-name="T17">private</text:span><text:span text:style-name="T23"> </text:span><text:span text:style-name="T17">sealed</text:span><text:span text:style-name="T23"> </text:span><text:span text:style-name="T17">class</text:span><text:span text:style-name="T23"> </text:span><text:span text:style-name="T20">ListElementsEqualityComparer</text:span><text:span text:style-name="T19">&lt;T&gt;</text:span></text:p>
      <text:p text:style-name="P25"><text:span text:style-name="T19"><text:s text:c="12"/></text:span><text:span text:style-name="T23">: </text:span><text:span text:style-name="T20">IEqualityComparer</text:span><text:span text:style-name="T19">&lt;</text:span><text:span text:style-name="T20">IEnumerable</text:span><text:span text:style-name="T19">&lt;</text:span><text:span text:style-name="T23">T</text:span><text:span text:style-name="T19">&gt;&gt;</text:span></text:p>
      <text:p text:style-name="Preformatted_20_Text"><text:span text:style-name="T23"><text:s text:c="8"/>{</text:span></text:p>
      <text:p text:style-name="Preformatted_20_Text"><text:span text:style-name="T23"><text:s text:c="12"/></text:span><text:span text:style-name="T17">public</text:span><text:span text:style-name="T23"> </text:span><text:span text:style-name="T17">bool</text:span><text:span text:style-name="T23"> </text:span><text:span text:style-name="T19">Equals</text:span><text:span text:style-name="T23">(</text:span><text:span text:style-name="T20">IEnumerable</text:span><text:span text:style-name="T19">&lt;</text:span><text:span text:style-name="T23">T</text:span><text:span text:style-name="T19">&gt;</text:span><text:span text:style-name="T23"> </text:span><text:span text:style-name="T19">x</text:span><text:span text:style-name="T23">, </text:span><text:span text:style-name="T20">IEnumerable</text:span><text:span text:style-name="T19">&lt;</text:span><text:span text:style-name="T23">T</text:span><text:span text:style-name="T19">&gt;</text:span><text:span text:style-name="T23"> </text:span><text:span text:style-name="T19">y</text:span><text:span text:style-name="T23">)</text:span></text:p>
      <text:p text:style-name="Preformatted_20_Text"><text:span text:style-name="T23"><text:s text:c="12"/>{</text:span></text:p>
      <text:p text:style-name="Preformatted_20_Text"><text:span text:style-name="T23"><text:s text:c="16"/></text:span><text:span text:style-name="T17">return</text:span><text:span text:style-name="T23"> </text:span><text:span text:style-name="T19">x.SequenceEqual</text:span><text:span text:style-name="T23">(</text:span><text:span text:style-name="T19">y</text:span><text:span text:style-name="T23">);</text:span></text:p>
      <text:p text:style-name="Preformatted_20_Text"><text:span text:style-name="T23"><text:s text:c="12"/>}</text:span></text:p>
      <text:p text:style-name="Preformatted_20_Text"/>
      <text:p text:style-name="Preformatted_20_Text"><text:span text:style-name="T23"><text:s text:c="12"/></text:span><text:span text:style-name="T17">public</text:span><text:span text:style-name="T23"> </text:span><text:span text:style-name="T17">int</text:span><text:span text:style-name="T23"> </text:span><text:span text:style-name="T19">GetHashCode</text:span><text:span text:style-name="T23">(</text:span><text:span text:style-name="T20">IEnumerable</text:span><text:span text:style-name="T19">&lt;</text:span><text:span text:style-name="T23">T</text:span><text:span text:style-name="T19">&gt;</text:span><text:span text:style-name="T23"> </text:span><text:span text:style-name="T19">obj</text:span><text:span text:style-name="T23">)</text:span></text:p>
      <text:p text:style-name="Preformatted_20_Text"><text:span text:style-name="T23"><text:s text:c="12"/>{</text:span></text:p>
      <text:p text:style-name="P24"><text:span text:style-name="T23"><text:s text:c="16"/></text:span><text:span text:style-name="T17">return</text:span><text:span text:style-name="T23"> </text:span><text:span text:style-name="T19">obj.Aggregate</text:span><text:span text:style-name="T23">(</text:span><text:span text:style-name="T21">0</text:span><text:span text:style-name="T23">, (</text:span><text:span text:style-name="T19">currentHashCode</text:span><text:span text:style-name="T23">, </text:span><text:span text:style-name="T19">element</text:span><text:span text:style-name="T23">)</text:span></text:p>
      <text:p text:style-name="P24"><text:span text:style-name="T23"><text:s text:c="44"/></text:span><text:span text:style-name="T19">=&gt;</text:span><text:span text:style-name="T23"> (</text:span><text:span text:style-name="T19">currentHashCode</text:span><text:span text:style-name="T23"> </text:span><text:span text:style-name="T19">^</text:span><text:span text:style-name="T23"> </text:span><text:span text:style-name="T19">element.GetHashCode</text:span><text:span text:style-name="T23">()));</text:span></text:p>
      <text:p text:style-name="Preformatted_20_Text"><text:span text:style-name="T23"><text:s text:c="12"/>}</text:span></text:p>
      <text:p text:style-name="Preformatted_20_Text"><text:span text:style-name="T23"><text:s text:c="8"/>}</text:span></text:p>
      <text:p text:style-name="Preformatted_20_Text"/>
      <text:p text:style-name="Preformatted_20_Text"><text:span text:style-name="T23"><text:s text:c="4"/>}</text:span></text:p>
      <text:p text:style-name="Preformatted_20_Text"><text:span text:style-name="T23">}</text:span></text:p>
      <text:h text:style-name="Heading_20_1" text:outline-level="1">Date de test</text:h>
      <text:p text:style-name="Preformatted_20_Text"><text:span text:style-name="T16">using</text:span><text:span text:style-name="T22"> </text:span><text:span text:style-name="T18">System.Collections.Generic</text:span><text:span text:style-name="T22">;</text:span></text:p>
      <text:p text:style-name="Preformatted_20_Text"><text:span text:style-name="T17">using</text:span><text:span text:style-name="T23"> </text:span><text:span text:style-name="T19">System.Linq</text:span><text:span text:style-name="T23">;</text:span></text:p>
      <text:p text:style-name="Preformatted_20_Text"><text:span text:style-name="T17">using</text:span><text:span text:style-name="T23"> </text:span><text:span text:style-name="T19">AlgoritmicaGrafelor.Laborator4.Multimi</text:span><text:span text:style-name="T23">;</text:span></text:p>
      <text:p text:style-name="Preformatted_20_Text"><text:span text:style-name="T17">using</text:span><text:span text:style-name="T23"> </text:span><text:span text:style-name="T19">Microsoft.VisualStudio.TestTools.UnitTesting</text:span><text:span text:style-name="T23">;</text:span></text:p>
      <text:p text:style-name="Preformatted_20_Text"/>
      <text:p text:style-name="Preformatted_20_Text"><text:span text:style-name="T17">namespace</text:span><text:span text:style-name="T23"> </text:span><text:span text:style-name="T19">AlgoritmicaGrafelor.Laborator4.Tests</text:span></text:p>
      <text:p text:style-name="Preformatted_20_Text"><text:span text:style-name="T23">{</text:span></text:p>
      <text:p text:style-name="Preformatted_20_Text"><text:span text:style-name="T23"><text:s text:c="4"/>[</text:span><text:span text:style-name="T20">TestClass</text:span><text:span text:style-name="T23">]</text:span></text:p>
      <text:p text:style-name="Preformatted_20_Text"><text:span text:style-name="T23"><text:s text:c="4"/></text:span><text:span text:style-name="T17">public</text:span><text:span text:style-name="T23"> </text:span><text:span text:style-name="T17">class</text:span><text:span text:style-name="T23"> </text:span><text:span text:style-name="T20">MultimiInteriorStabileTests</text:span></text:p>
      <text:p text:style-name="Preformatted_20_Text"><text:span text:style-name="T23"><text:s text:c="4"/>{</text:span></text:p>
      <text:p text:style-name="P34"><text:span text:style-name="T23"><text:s text:c="8"/></text:span><text:span text:style-name="T17">static</text:span><text:span text:style-name="T23"> </text:span><text:span text:style-name="T17">private</text:span><text:span text:style-name="T23"> </text:span><text:span text:style-name="T17">readonly</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_onePeekGraph</text:span></text:p>
      <text:p text:style-name="P34"><text:span text:style-name="T19"><text:s text:c="11"/></text:span><text:span text:style-name="T23"><text:s/></text:span><text:span text:style-name="T19">=</text:span><text:span text:style-name="T23"> </text:span><text:span text:style-name="T17">new</text:span><text:span text:style-name="T23">[]</text:span></text:p>
      <text:p text:style-name="Preformatted_20_Text"><text:span text:style-name="T23"><text:s text:c="12"/>{</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p>
      <text:p text:style-name="Preformatted_20_Text"><text:span text:style-name="T23"><text:s text:c="12"/>};</text:span></text:p>
      <text:p text:style-name="P34"><text:span text:style-name="T23"><text:s text:c="8"/></text:span><text:span text:style-name="T17">static</text:span><text:span text:style-name="T23"> </text:span><text:span text:style-name="T17">private</text:span><text:span text:style-name="T23"> </text:span><text:span text:style-name="T17">readonly</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_twoPeekGraph</text:span></text:p>
      <text:p text:style-name="P34"><text:span text:style-name="T23"><text:s text:c="12"/></text:span><text:span text:style-name="T19">=</text:span><text:span text:style-name="T23"> </text:span><text:span text:style-name="T17">new</text:span><text:span text:style-name="T23">[]</text:span></text:p>
      <text:p text:style-name="Preformatted_20_Text"><text:span text:style-name="T23"><text:s text:c="12"/>{</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1</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p>
      <text:p text:style-name="Preformatted_20_Text"><text:span text:style-name="T23"><text:s text:c="12"/>};</text:span></text:p>
      <text:p text:style-name="P34"><text:span text:style-name="T23"><text:s text:c="8"/></text:span><text:span text:style-name="T17">static</text:span><text:span text:style-name="T23"> </text:span><text:span text:style-name="T17">private</text:span><text:span text:style-name="T23"> </text:span><text:span text:style-name="T17">readonly</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_fourPeekGraph</text:span></text:p>
      <text:p text:style-name="P34"><text:span text:style-name="T23"><text:s text:c="12"/></text:span><text:span text:style-name="T19">=</text:span><text:span text:style-name="T23"> </text:span><text:span text:style-name="T17">new</text:span><text:span text:style-name="T23">[]</text:span></text:p>
      <text:p text:style-name="Preformatted_20_Text"><text:span text:style-name="T23"><text:s text:c="12"/>{</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1</text:span><text:span text:style-name="T23">, </text:span><text:span text:style-name="T21">2</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3</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3</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p>
      <text:p text:style-name="Preformatted_20_Text"><text:span text:style-name="T23"><text:s text:c="12"/>};</text:span></text:p>
      <text:p text:style-name="P33"><text:span text:style-name="T23"><text:s text:c="8"/></text:span><text:span text:style-name="T17">static</text:span><text:span text:style-name="T23"> </text:span><text:span text:style-name="T17">private</text:span><text:span text:style-name="T23"> </text:span><text:span text:style-name="T17">readonly</text:span><text:span text:style-name="T23"> </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_fivePeekGraphWithACycle</text:span></text:p>
      <text:p text:style-name="P33"><text:span text:style-name="T23"><text:s text:c="12"/></text:span><text:span text:style-name="T19">=</text:span><text:span text:style-name="T23"> </text:span><text:span text:style-name="T17">new</text:span><text:span text:style-name="T23">[]</text:span></text:p>
      <text:p text:style-name="Preformatted_20_Text"><text:span text:style-name="T23"><text:s text:c="12"/>{</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1</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2</text:span><text:span text:style-name="T23">, </text:span><text:span text:style-name="T21">4</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3</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span text:style-name="T21">1</text:span><text:span text:style-name="T23"> },</text:span></text:p>
      <text:p text:style-name="Preformatted_20_Text"><text:span text:style-name="T23"><text:s text:c="16"/></text:span><text:span text:style-name="T17">new</text:span><text:span text:style-name="T23"> </text:span><text:span text:style-name="T20">List</text:span><text:span text:style-name="T19">&lt;</text:span><text:span text:style-name="T17">int</text:span><text:span text:style-name="T19">&gt;</text:span><text:span text:style-name="T23">{ }</text:span></text:p>
      <text:p text:style-name="Preformatted_20_Text"><text:span text:style-name="T23"><text:s text:c="12"/>};</text:span></text:p>
      <text:p text:style-name="Preformatted_20_Text"/>
      <text:p text:style-name="Preformatted_20_Text"><text:soft-page-break/><text:span text:style-name="T23"><text:s text:c="8"/>[</text:span><text:span text:style-name="T20">TestMethod</text:span><text:span text:style-name="T23">]</text:span></text:p>
      <text:p text:style-name="Preformatted_20_Text"><text:span text:style-name="T23"><text:s text:c="8"/></text:span><text:span text:style-name="T17">public</text:span><text:span text:style-name="T23"> </text:span><text:span text:style-name="T17">void</text:span><text:span text:style-name="T23"> </text:span><text:span text:style-name="T19">TestForOnePeekGraph</text:span><text:span text:style-name="T23">()</text:span></text:p>
      <text:p text:style-name="Preformatted_20_Text"><text:span text:style-name="T23"><text:s text:c="8"/>{</text:span></text:p>
      <text:p text:style-name="P35"><text:span text:style-name="T23"><text:s text:c="12"/></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multimiInteriorStabile</text:span></text:p>
      <text:p text:style-name="P35"><text:span text:style-name="T23"><text:s text:c="16"/></text:span><text:span text:style-name="T19">=</text:span><text:span text:style-name="T23"> </text:span><text:span text:style-name="T20">MultimiInteriorStabile</text:span><text:span text:style-name="T19">.Toate</text:span><text:span text:style-name="T23">(</text:span><text:span text:style-name="T19">_onePeekGraph</text:span><text:span text:style-name="T23">);</text:span></text:p>
      <text:p text:style-name="Preformatted_20_Text"/>
      <text:p text:style-name="Preformatted_20_Text"><text:span text:style-name="T23"><text:s text:c="12"/></text:span><text:span text:style-name="T20">Assert</text:span><text:span text:style-name="T19">.AreEqual</text:span><text:span text:style-name="T23">(</text:span><text:span text:style-name="T21">2</text:span><text:span text:style-name="T23">, </text:span><text:span text:style-name="T19">multimiInteriorStabile.Count</text:span><text:span text:style-name="T23">);</text:span></text:p>
      <text:p text:style-name="P35"><text:span text:style-name="T23"><text:s text:c="12"/></text:span><text:span text:style-name="T20">Assert</text:span><text:span text:style-name="T19">.IsTrue</text:span><text:span text:style-name="T23">(</text:span><text:span text:style-name="T19">multimiInteriorStabile</text:span><text:span text:style-name="T23">[</text:span><text:span text:style-name="T21">0</text:span><text:span text:style-name="T23">]</text:span><text:span text:style-name="T19">.Count</text:span><text:span text:style-name="T23"> </text:span><text:span text:style-name="T19">==</text:span><text:span text:style-name="T23"> </text:span><text:span text:style-name="T21">1</text:span></text:p>
      <text:p text:style-name="P35"><text:span text:style-name="T23"><text:s text:c="26"/></text:span><text:span text:style-name="T19">||</text:span><text:span text:style-name="T23"> </text:span><text:span text:style-name="T19">multimiInteriorStabile</text:span><text:span text:style-name="T23">[</text:span><text:span text:style-name="T21">1</text:span><text:span text:style-name="T23">]</text:span><text:span text:style-name="T19">.Count</text:span><text:span text:style-name="T23"> </text:span><text:span text:style-name="T19">==</text:span><text:span text:style-name="T23"> </text:span><text:span text:style-name="T21">0</text:span><text:span text:style-name="T23">);</text:span></text:p>
      <text:p text:style-name="Preformatted_20_Text"><text:span text:style-name="T23"><text:s text:c="12"/></text:span><text:span text:style-name="T17">if</text:span><text:span text:style-name="T23"> (</text:span><text:span text:style-name="T19">multimiInteriorStabile</text:span><text:span text:style-name="T23">[</text:span><text:span text:style-name="T21">0</text:span><text:span text:style-name="T23">]</text:span><text:span text:style-name="T19">.Count</text:span><text:span text:style-name="T23"> </text:span><text:span text:style-name="T19">==</text:span><text:span text:style-name="T23"> </text:span><text:span text:style-name="T21">1</text:span><text:span text:style-name="T23">)</text:span></text:p>
      <text:p text:style-name="Preformatted_20_Text"><text:span text:style-name="T23"><text:s text:c="12"/>{</text:span></text:p>
      <text:p text:style-name="Preformatted_20_Text"><text:span text:style-name="T23"><text:s text:c="16"/></text:span><text:span text:style-name="T20">Assert</text:span><text:span text:style-name="T19">.AreEqual</text:span><text:span text:style-name="T23">(</text:span><text:span text:style-name="T21">0</text:span><text:span text:style-name="T23">, </text:span><text:span text:style-name="T19">multimiInteriorStabile</text:span><text:span text:style-name="T23">[</text:span><text:span text:style-name="T21">0</text:span><text:span text:style-name="T23">][</text:span><text:span text:style-name="T21">0</text:span><text:span text:style-name="T23">]);</text:span></text:p>
      <text:p text:style-name="Preformatted_20_Text"><text:span text:style-name="T23"><text:s text:c="16"/></text:span><text:span text:style-name="T20">Assert</text:span><text:span text:style-name="T19">.AreEqual</text:span><text:span text:style-name="T23">(</text:span><text:span text:style-name="T21">0</text:span><text:span text:style-name="T23">, </text:span><text:span text:style-name="T19">multimiInteriorStabile</text:span><text:span text:style-name="T23">[</text:span><text:span text:style-name="T21">1</text:span><text:span text:style-name="T23">]</text:span><text:span text:style-name="T19">.Count</text:span><text:span text:style-name="T23">);</text:span></text:p>
      <text:p text:style-name="Preformatted_20_Text"><text:span text:style-name="T23"><text:s text:c="12"/>}</text:span></text:p>
      <text:p text:style-name="Preformatted_20_Text"><text:span text:style-name="T23"><text:s text:c="12"/></text:span><text:span text:style-name="T17">else</text:span></text:p>
      <text:p text:style-name="Preformatted_20_Text"><text:span text:style-name="T23"><text:s text:c="12"/>{</text:span></text:p>
      <text:p text:style-name="Preformatted_20_Text"><text:span text:style-name="T23"><text:s text:c="16"/></text:span><text:span text:style-name="T20">Assert</text:span><text:span text:style-name="T19">.AreEqual</text:span><text:span text:style-name="T23">(</text:span><text:span text:style-name="T21">0</text:span><text:span text:style-name="T23">, </text:span><text:span text:style-name="T19">multimiInteriorStabile</text:span><text:span text:style-name="T23">[</text:span><text:span text:style-name="T21">1</text:span><text:span text:style-name="T23">][</text:span><text:span text:style-name="T21">0</text:span><text:span text:style-name="T23">]);</text:span></text:p>
      <text:p text:style-name="Preformatted_20_Text"><text:span text:style-name="T23"><text:s text:c="16"/></text:span><text:span text:style-name="T20">Assert</text:span><text:span text:style-name="T19">.AreEqual</text:span><text:span text:style-name="T23">(</text:span><text:span text:style-name="T21">0</text:span><text:span text:style-name="T23">, </text:span><text:span text:style-name="T19">multimiInteriorStabile</text:span><text:span text:style-name="T23">[</text:span><text:span text:style-name="T21">0</text:span><text:span text:style-name="T23">]</text:span><text:span text:style-name="T19">.Count</text:span><text:span text:style-name="T23">);</text:span></text:p>
      <text:p text:style-name="Preformatted_20_Text"><text:span text:style-name="T23"><text:s text:c="12"/>}</text:span></text:p>
      <text:p text:style-name="Preformatted_20_Text"><text:span text:style-name="T23"><text:s text:c="8"/>}</text:span></text:p>
      <text:p text:style-name="Preformatted_20_Text"/>
      <text:p text:style-name="Preformatted_20_Text"><text:span text:style-name="T23"><text:s text:c="8"/>[</text:span><text:span text:style-name="T20">TestMethod</text:span><text:span text:style-name="T23">]</text:span></text:p>
      <text:p text:style-name="Preformatted_20_Text"><text:span text:style-name="T23"><text:s text:c="8"/></text:span><text:span text:style-name="T17">public</text:span><text:span text:style-name="T23"> </text:span><text:span text:style-name="T17">void</text:span><text:span text:style-name="T23"> </text:span><text:span text:style-name="T19">TestForTwoPeekGraph</text:span><text:span text:style-name="T23">()</text:span></text:p>
      <text:p text:style-name="Preformatted_20_Text"><text:span text:style-name="T23"><text:s text:c="8"/>{</text:span></text:p>
      <text:p text:style-name="P35"><text:span text:style-name="T23"><text:s text:c="12"/></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multimiInteriorStabile</text:span></text:p>
      <text:p text:style-name="P35"><text:span text:style-name="T23"><text:s text:c="16"/></text:span><text:span text:style-name="T19">=</text:span><text:span text:style-name="T23"> </text:span><text:span text:style-name="T20">MultimiInteriorStabile</text:span><text:span text:style-name="T19">.Toate</text:span><text:span text:style-name="T23">(</text:span><text:span text:style-name="T19">_twoPeekGraph</text:span><text:span text:style-name="T23">)</text:span><text:span text:style-name="T19">.OrderBy</text:span><text:span text:style-name="T23">(</text:span><text:span text:style-name="T19">multime</text:span></text:p>
      <text:p text:style-name="P35"><text:span text:style-name="T23"><text:s text:c="22"/></text:span><text:span text:style-name="T19">=&gt;</text:span><text:span text:style-name="T23"> </text:span><text:span text:style-name="T19">multime.Count</text:span><text:span text:style-name="T23">)</text:span><text:span text:style-name="T19">.ToList</text:span><text:span text:style-name="T23">();</text:span></text:p>
      <text:p text:style-name="Preformatted_20_Text"/>
      <text:p text:style-name="Preformatted_20_Text"><text:span text:style-name="T23"><text:s text:c="12"/></text:span><text:span text:style-name="T20">Assert</text:span><text:span text:style-name="T19">.AreEqual</text:span><text:span text:style-name="T23">(</text:span><text:span text:style-name="T21">3</text:span><text:span text:style-name="T23">, </text:span><text:span text:style-name="T19">multimiInteriorStabile.Count</text:span><text:span text:style-name="T23">);</text:span></text:p>
      <text:p text:style-name="Preformatted_20_Text"><text:span text:style-name="T23"><text:s text:c="12"/></text:span><text:span text:style-name="T20">Assert</text:span><text:span text:style-name="T19">.AreEqual</text:span><text:span text:style-name="T23">(</text:span><text:span text:style-name="T21">0</text:span><text:span text:style-name="T23">, </text:span><text:span text:style-name="T19">multimiInteriorStabile.Where</text:span><text:span text:style-name="T23">(</text:span><text:span text:style-name="T19">multime</text:span><text:span text:style-name="T23"> </text:span><text:span text:style-name="T19">=&gt;</text:span><text:span text:style-name="T23"> </text:span><text:span text:style-name="T19">multime.Count</text:span><text:span text:style-name="T23"> </text:span><text:span text:style-name="T19">==</text:span><text:span text:style-name="T23"> </text:span><text:span text:style-name="T21">1</text:span><text:span text:style-name="T23">)</text:span></text:p>
      <text:p text:style-name="Preformatted_20_Text"><text:span text:style-name="T23"><text:s text:c="53"/></text:span><text:span text:style-name="T19">.Select</text:span><text:span text:style-name="T23">(</text:span><text:span text:style-name="T19">multime</text:span><text:span text:style-name="T23"> </text:span><text:span text:style-name="T19">=&gt;</text:span><text:span text:style-name="T23"> </text:span><text:span text:style-name="T19">multime.First</text:span><text:span text:style-name="T23">())</text:span></text:p>
      <text:p text:style-name="Preformatted_20_Text"><text:span text:style-name="T23"><text:s text:c="53"/></text:span><text:span text:style-name="T19">.Except</text:span><text:span text:style-name="T23">(</text:span><text:span text:style-name="T17">new</text:span><text:span text:style-name="T23">[] { </text:span><text:span text:style-name="T21">0</text:span><text:span text:style-name="T23">, </text:span><text:span text:style-name="T21">1</text:span><text:span text:style-name="T23"> })</text:span></text:p>
      <text:p text:style-name="Preformatted_20_Text"><text:span text:style-name="T23"><text:s text:c="53"/></text:span><text:span text:style-name="T19">.Count</text:span><text:span text:style-name="T23">());</text:span></text:p>
      <text:p text:style-name="Preformatted_20_Text"><text:span text:style-name="T23"><text:s text:c="8"/>}</text:span></text:p>
      <text:p text:style-name="Preformatted_20_Text"/>
      <text:p text:style-name="Preformatted_20_Text"><text:span text:style-name="T23"><text:s text:c="8"/>[</text:span><text:span text:style-name="T20">TestMethod</text:span><text:span text:style-name="T23">]</text:span></text:p>
      <text:p text:style-name="Preformatted_20_Text"><text:span text:style-name="T23"><text:s text:c="8"/></text:span><text:span text:style-name="T17">public</text:span><text:span text:style-name="T23"> </text:span><text:span text:style-name="T17">void</text:span><text:span text:style-name="T23"> </text:span><text:span text:style-name="T19">TestForFourPeekGraph</text:span><text:span text:style-name="T23">()</text:span></text:p>
      <text:p text:style-name="Preformatted_20_Text"><text:span text:style-name="T23"><text:s text:c="8"/>{</text:span></text:p>
      <text:p text:style-name="P36"><text:span text:style-name="T23"><text:s text:c="12"/></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multimiInteriorStabile</text:span></text:p>
      <text:p text:style-name="P37"><text:span text:style-name="T23"><text:s text:c="16"/></text:span><text:span text:style-name="T19">=</text:span><text:span text:style-name="T23"> </text:span><text:span text:style-name="T20">MultimiInteriorStabile</text:span><text:span text:style-name="T19">.Toate</text:span><text:span text:style-name="T23">(</text:span><text:span text:style-name="T19">_fourPeekGraph</text:span><text:span text:style-name="T23">)</text:span><text:span text:style-name="T19">.OrderBy</text:span><text:span text:style-name="T23">(</text:span><text:span text:style-name="T19">multime</text:span></text:p>
      <text:p text:style-name="P37"><text:span text:style-name="T23"><text:s text:c="22"/></text:span><text:span text:style-name="T19">=&gt;</text:span><text:span text:style-name="T23"> </text:span><text:span text:style-name="T19">multime.Count</text:span><text:span text:style-name="T23">)</text:span><text:span text:style-name="T19">.ToList</text:span><text:span text:style-name="T23">();</text:span></text:p>
      <text:p text:style-name="Preformatted_20_Text"/>
      <text:p text:style-name="Preformatted_20_Text"><text:span text:style-name="T23"><text:s text:c="12"/></text:span><text:span text:style-name="T20">Assert</text:span><text:span text:style-name="T19">.AreEqual</text:span><text:span text:style-name="T23">(</text:span><text:span text:style-name="T21">7</text:span><text:span text:style-name="T23">, </text:span><text:span text:style-name="T19">multimiInteriorStabile.Count</text:span><text:span text:style-name="T23">);</text:span></text:p>
      <text:p text:style-name="Preformatted_20_Text"><text:span text:style-name="T23"><text:s text:c="12"/></text:span><text:span text:style-name="T20">Assert</text:span><text:span text:style-name="T19">.AreEqual</text:span><text:span text:style-name="T23">(</text:span><text:span text:style-name="T21">0</text:span><text:span text:style-name="T23">, </text:span><text:span text:style-name="T19">multimiInteriorStabile.Where</text:span><text:span text:style-name="T23">(</text:span><text:span text:style-name="T19">multime</text:span><text:span text:style-name="T23"> </text:span><text:span text:style-name="T19">=&gt;</text:span><text:span text:style-name="T23"> </text:span><text:span text:style-name="T19">multime.Count</text:span><text:span text:style-name="T23"> </text:span><text:span text:style-name="T19">==</text:span><text:span text:style-name="T23"> </text:span><text:span text:style-name="T21">1</text:span><text:span text:style-name="T23">)</text:span></text:p>
      <text:p text:style-name="Preformatted_20_Text"><text:span text:style-name="T23"><text:s text:c="53"/></text:span><text:span text:style-name="T19">.Select</text:span><text:span text:style-name="T23">(</text:span><text:span text:style-name="T19">multime</text:span><text:span text:style-name="T23"> </text:span><text:span text:style-name="T19">=&gt;</text:span><text:span text:style-name="T23"> </text:span><text:span text:style-name="T19">multime.First</text:span><text:span text:style-name="T23">())</text:span></text:p>
      <text:p text:style-name="Preformatted_20_Text"><text:span text:style-name="T23"><text:s text:c="53"/></text:span><text:span text:style-name="T19">.Except</text:span><text:span text:style-name="T23">(</text:span><text:span text:style-name="T17">new</text:span><text:span text:style-name="T23">[] { </text:span><text:span text:style-name="T21">0</text:span><text:span text:style-name="T23">, </text:span><text:span text:style-name="T21">1</text:span><text:span text:style-name="T23">, </text:span><text:span text:style-name="T21">2</text:span><text:span text:style-name="T23">, </text:span><text:span text:style-name="T21">3</text:span><text:span text:style-name="T23"> })</text:span></text:p>
      <text:p text:style-name="Preformatted_20_Text"><text:span text:style-name="T23"><text:s text:c="53"/></text:span><text:span text:style-name="T19">.Count</text:span><text:span text:style-name="T23">());</text:span></text:p>
      <text:p text:style-name="Preformatted_20_Text"/>
      <text:p text:style-name="P38"><text:span text:style-name="T23"><text:s text:c="12"/></text:span><text:span text:style-name="T17">var</text:span><text:span text:style-name="T23"> </text:span><text:span text:style-name="T19">misCuDouaElement</text:span></text:p>
      <text:p text:style-name="P39"><text:span text:style-name="T23"><text:s text:c="16"/></text:span><text:span text:style-name="T19">=</text:span><text:span text:style-name="T23"> </text:span><text:span text:style-name="T19">multimiInteriorStabile.Where</text:span><text:span text:style-name="T23">(</text:span><text:span text:style-name="T19">multime</text:span><text:span text:style-name="T23"> </text:span><text:span text:style-name="T19">=&gt;</text:span><text:span text:style-name="T23"> </text:span><text:span text:style-name="T19">multime.Count</text:span><text:span text:style-name="T23"> </text:span><text:span text:style-name="T19">==</text:span><text:span text:style-name="T23"> </text:span><text:span text:style-name="T21">2</text:span><text:span text:style-name="T23">)</text:span></text:p>
      <text:p text:style-name="P40"><text:span text:style-name="T23"><text:s text:c="22"/></text:span><text:span text:style-name="T19">.Select</text:span><text:span text:style-name="T23">(</text:span><text:span text:style-name="T19">multime</text:span><text:span text:style-name="T23"> </text:span><text:span text:style-name="T19">=&gt;</text:span><text:span text:style-name="T23"> </text:span><text:span text:style-name="T19">multime.OrderBy</text:span><text:span text:style-name="T23">(</text:span><text:span text:style-name="T19">element</text:span><text:span text:style-name="T23"> </text:span><text:span text:style-name="T19">=&gt;</text:span><text:span text:style-name="T23"> </text:span><text:span text:style-name="T19">element</text:span><text:span text:style-name="T23">))</text:span></text:p>
      <text:p text:style-name="P41"><text:span text:style-name="T23"><text:s text:c="22"/></text:span><text:span text:style-name="T19">.OrderBy</text:span><text:span text:style-name="T23">(</text:span><text:span text:style-name="T19">multime</text:span><text:span text:style-name="T23"> </text:span><text:span text:style-name="T19">=&gt;</text:span><text:span text:style-name="T23"> </text:span><text:span text:style-name="T17">string</text:span><text:span text:style-name="T19">.Join</text:span><text:span text:style-name="T23">(</text:span><text:span text:style-name="T21">", "</text:span><text:span text:style-name="T23">, </text:span><text:span text:style-name="T19">multime.Select</text:span><text:span text:style-name="T23">(</text:span><text:span text:style-name="T19">element</text:span></text:p>
      <text:p text:style-name="P41"><text:span text:style-name="T23"><text:s text:c="26"/></text:span><text:span text:style-name="T19">=&gt;</text:span><text:span text:style-name="T23"> </text:span><text:span text:style-name="T19">element.ToString</text:span><text:span text:style-name="T23">())))</text:span><text:span text:style-name="T19">.ToList</text:span><text:span text:style-name="T23">();</text:span></text:p>
      <text:p text:style-name="Preformatted_20_Text"><text:span text:style-name="T23"><text:s text:c="12"/></text:span><text:span text:style-name="T20">Assert</text:span><text:span text:style-name="T19">.AreEqual</text:span><text:span text:style-name="T23">(</text:span><text:span text:style-name="T21">2</text:span><text:span text:style-name="T23">, </text:span><text:span text:style-name="T19">misCuDouaElement.Count</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3</text:span><text:span text:style-name="T23"> }</text:span><text:span text:style-name="T19">.SequenceEqual</text:span><text:span text:style-name="T23">(</text:span><text:span text:style-name="T19">misCuDouaElement</text:span><text:span text:style-name="T23">[</text:span><text:span text:style-name="T21">0</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1</text:span><text:span text:style-name="T23">, </text:span><text:span text:style-name="T21">2</text:span><text:span text:style-name="T23"> }</text:span><text:span text:style-name="T19">.SequenceEqual</text:span><text:span text:style-name="T23">(</text:span><text:span text:style-name="T19">misCuDouaElement</text:span><text:span text:style-name="T23">[</text:span><text:span text:style-name="T21">1</text:span><text:span text:style-name="T23">]));</text:span></text:p>
      <text:p text:style-name="Preformatted_20_Text"><text:span text:style-name="T23"><text:s text:c="8"/>}</text:span></text:p>
      <text:p text:style-name="Preformatted_20_Text"><text:span text:style-name="T23"/></text:p>
      <text:p text:style-name="P50"><text:span text:style-name="T23"><text:s text:c="8"/>[</text:span><text:span text:style-name="T20">TestMethod</text:span><text:span text:style-name="T23">]</text:span></text:p>
      <text:p text:style-name="Preformatted_20_Text"><text:span text:style-name="T23"><text:s text:c="8"/></text:span><text:span text:style-name="T17">public</text:span><text:span text:style-name="T23"> </text:span><text:span text:style-name="T17">void</text:span><text:span text:style-name="T23"> </text:span><text:span text:style-name="T19">TestForFivePeekGraphWithACycle</text:span><text:span text:style-name="T23">()</text:span></text:p>
      <text:p text:style-name="Preformatted_20_Text"><text:span text:style-name="T23"><text:s text:c="8"/>{</text:span></text:p>
      <text:p text:style-name="P42"><text:span text:style-name="T23"><text:s text:c="12"/></text:span><text:span text:style-name="T20">IReadOnlyList</text:span><text:span text:style-name="T19">&lt;</text:span><text:span text:style-name="T20">IReadOnlyList</text:span><text:span text:style-name="T19">&lt;</text:span><text:span text:style-name="T17">int</text:span><text:span text:style-name="T19">&gt;&gt;</text:span><text:span text:style-name="T23"> </text:span><text:span text:style-name="T19">multimiInteriorStabile</text:span></text:p>
      <text:p text:style-name="P43"><text:span text:style-name="T23"><text:s text:c="16"/></text:span><text:span text:style-name="T19">=</text:span><text:span text:style-name="T23"> </text:span><text:span text:style-name="T20">MultimiInteriorStabile</text:span><text:span text:style-name="T19">.Toate</text:span><text:span text:style-name="T23">(</text:span><text:span text:style-name="T19">_fivePeekGraphWithACycle</text:span><text:span text:style-name="T23">)</text:span><text:span text:style-name="T19">.OrderBy</text:span><text:span text:style-name="T23">(</text:span><text:span text:style-name="T19">multime</text:span></text:p>
      <text:p text:style-name="P43"><text:span text:style-name="T23"><text:s text:c="22"/></text:span><text:span text:style-name="T19">=&gt;</text:span><text:span text:style-name="T23"> </text:span><text:span text:style-name="T19">multime.Count</text:span><text:span text:style-name="T23">)</text:span><text:span text:style-name="T19">.ToList</text:span><text:span text:style-name="T23">();</text:span></text:p>
      <text:p text:style-name="Preformatted_20_Text"/>
      <text:p text:style-name="Preformatted_20_Text"><text:span text:style-name="T23"><text:s text:c="12"/></text:span><text:span text:style-name="T20">Assert</text:span><text:span text:style-name="T19">.AreEqual</text:span><text:span text:style-name="T23">(</text:span><text:span text:style-name="T21">13</text:span><text:span text:style-name="T23">, </text:span><text:span text:style-name="T19">multimiInteriorStabile.Count</text:span><text:span text:style-name="T23">);</text:span></text:p>
      <text:p text:style-name="Preformatted_20_Text"><text:span text:style-name="T23"><text:s text:c="12"/></text:span><text:span text:style-name="T20">Assert</text:span><text:span text:style-name="T19">.AreEqual</text:span><text:span text:style-name="T23">(</text:span><text:span text:style-name="T21">0</text:span><text:span text:style-name="T23">, </text:span><text:span text:style-name="T19">multimiInteriorStabile.Where</text:span><text:span text:style-name="T23">(</text:span><text:span text:style-name="T19">multime</text:span><text:span text:style-name="T23"> </text:span><text:span text:style-name="T19">=&gt;</text:span><text:span text:style-name="T23"> </text:span><text:span text:style-name="T19">multime.Count</text:span><text:span text:style-name="T23"> </text:span><text:span text:style-name="T19">==</text:span><text:span text:style-name="T23"> </text:span><text:span text:style-name="T21">1</text:span><text:span text:style-name="T23">)</text:span></text:p>
      <text:p text:style-name="Preformatted_20_Text"><text:span text:style-name="T23"><text:s text:c="53"/></text:span><text:span text:style-name="T19">.Select</text:span><text:span text:style-name="T23">(</text:span><text:span text:style-name="T19">multime</text:span><text:span text:style-name="T23"> </text:span><text:span text:style-name="T19">=&gt;</text:span><text:span text:style-name="T23"> </text:span><text:span text:style-name="T19">multime.First</text:span><text:span text:style-name="T23">())</text:span></text:p>
      <text:p text:style-name="Preformatted_20_Text"><text:span text:style-name="T23"><text:s text:c="53"/></text:span><text:span text:style-name="T19">.Except</text:span><text:span text:style-name="T23">(</text:span><text:span text:style-name="T17">new</text:span><text:span text:style-name="T23">[] { </text:span><text:span text:style-name="T21">0</text:span><text:span text:style-name="T23">, </text:span><text:span text:style-name="T21">1</text:span><text:span text:style-name="T23">, </text:span><text:span text:style-name="T21">2</text:span><text:span text:style-name="T23">, </text:span><text:span text:style-name="T21">3</text:span><text:span text:style-name="T23">, </text:span><text:span text:style-name="T21">4</text:span><text:span text:style-name="T23"> })</text:span></text:p>
      <text:p text:style-name="Preformatted_20_Text"><text:span text:style-name="T23"><text:s text:c="53"/></text:span><text:span text:style-name="T19">.Count</text:span><text:span text:style-name="T23">());</text:span></text:p>
      <text:p text:style-name="Preformatted_20_Text"/>
      <text:p text:style-name="P44"><text:span text:style-name="T23"><text:s text:c="12"/></text:span><text:span text:style-name="T17">var</text:span><text:span text:style-name="T23"> </text:span><text:span text:style-name="T19">misCuDouaElement</text:span><text:span text:style-name="T23"> </text:span><text:span text:style-name="T19">=</text:span><text:span text:style-name="T23"> </text:span><text:span text:style-name="T19">multimiInteriorStabile.Where</text:span><text:span text:style-name="T23">(</text:span><text:span text:style-name="T19">multime</text:span></text:p>
      <text:p text:style-name="P45"><text:span text:style-name="T23"><text:s text:c="68"/></text:span><text:span text:style-name="T19">=&gt;</text:span><text:span text:style-name="T23"> </text:span><text:span text:style-name="T19">multime.Count</text:span><text:span text:style-name="T23"> </text:span><text:span text:style-name="T19">==</text:span><text:span text:style-name="T23"> </text:span><text:span text:style-name="T21">2</text:span><text:span text:style-name="T23">)</text:span></text:p>
      <text:p text:style-name="P45"><text:span text:style-name="T23"><text:s text:c="20"/></text:span><text:span text:style-name="T19">.Select</text:span><text:span text:style-name="T23">(</text:span><text:span text:style-name="T19">multime</text:span><text:span text:style-name="T23"> </text:span><text:span text:style-name="T19">=&gt;</text:span><text:span text:style-name="T23"> </text:span><text:span text:style-name="T19">multime.OrderBy</text:span><text:span text:style-name="T23">(</text:span><text:span text:style-name="T19">element</text:span><text:span text:style-name="T23"> </text:span><text:span text:style-name="T19">=&gt;</text:span><text:span text:style-name="T23"> </text:span><text:span text:style-name="T19">element</text:span><text:span text:style-name="T23">))</text:span></text:p>
      <text:p text:style-name="P46"><text:span text:style-name="T23"><text:s text:c="20"/></text:span><text:span text:style-name="T19">.OrderBy</text:span><text:span text:style-name="T23">(</text:span><text:span text:style-name="T19">multime</text:span></text:p>
      <text:p text:style-name="P46"><text:span text:style-name="T23"><text:s text:c="24"/></text:span><text:span text:style-name="T19">=&gt;</text:span><text:span text:style-name="T23"> </text:span><text:span text:style-name="T17">string</text:span><text:span text:style-name="T19">.Join</text:span><text:span text:style-name="T23">(</text:span><text:span text:style-name="T21">", "</text:span><text:span text:style-name="T23">, </text:span><text:span text:style-name="T19">multime.Select</text:span><text:span text:style-name="T23">(</text:span><text:span text:style-name="T19">element</text:span><text:span text:style-name="T23"> </text:span><text:span text:style-name="T19">=&gt;</text:span><text:span text:style-name="T23"> </text:span><text:span text:style-name="T19">element.ToString</text:span><text:span text:style-name="T23">())))</text:span></text:p>
      <text:p text:style-name="Preformatted_20_Text"><text:span text:style-name="T23"><text:s text:c="20"/></text:span><text:span text:style-name="T19">.ToList</text:span><text:span text:style-name="T23">();</text:span></text:p>
      <text:p text:style-name="Preformatted_20_Text"><text:span text:style-name="T23"><text:s text:c="12"/></text:span><text:span text:style-name="T20">Assert</text:span><text:span text:style-name="T19">.AreEqual</text:span><text:span text:style-name="T23">(</text:span><text:span text:style-name="T21">5</text:span><text:span text:style-name="T23">, </text:span><text:span text:style-name="T19">misCuDouaElement.Count</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2</text:span><text:span text:style-name="T23"> }</text:span><text:span text:style-name="T19">.SequenceEqual</text:span><text:span text:style-name="T23">(</text:span><text:span text:style-name="T19">misCuDouaElement</text:span><text:span text:style-name="T23">[</text:span><text:span text:style-name="T21">0</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3</text:span><text:span text:style-name="T23"> }</text:span><text:span text:style-name="T19">.SequenceEqual</text:span><text:span text:style-name="T23">(</text:span><text:span text:style-name="T19">misCuDouaElement</text:span><text:span text:style-name="T23">[</text:span><text:span text:style-name="T21">1</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4</text:span><text:span text:style-name="T23"> }</text:span><text:span text:style-name="T19">.SequenceEqual</text:span><text:span text:style-name="T23">(</text:span><text:span text:style-name="T19">misCuDouaElement</text:span><text:span text:style-name="T23">[</text:span><text:span text:style-name="T21">2</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2</text:span><text:span text:style-name="T23">, </text:span><text:span text:style-name="T21">4</text:span><text:span text:style-name="T23"> }</text:span><text:span text:style-name="T19">.SequenceEqual</text:span><text:span text:style-name="T23">(</text:span><text:span text:style-name="T19">misCuDouaElement</text:span><text:span text:style-name="T23">[</text:span><text:span text:style-name="T21">3</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3</text:span><text:span text:style-name="T23">, </text:span><text:span text:style-name="T21">4</text:span><text:span text:style-name="T23"> }</text:span><text:span text:style-name="T19">.SequenceEqual</text:span><text:span text:style-name="T23">(</text:span><text:span text:style-name="T19">misCuDouaElement</text:span><text:span text:style-name="T23">[</text:span><text:span text:style-name="T21">4</text:span><text:span text:style-name="T23">]));</text:span></text:p>
      <text:p text:style-name="P47"><text:span text:style-name="T23"><text:s text:c="12"/></text:span><text:span text:style-name="T17">var</text:span><text:span text:style-name="T23"> </text:span><text:span text:style-name="T19">misCuTreiElement</text:span><text:span text:style-name="T23"> </text:span><text:span text:style-name="T19">=</text:span><text:span text:style-name="T23"> </text:span><text:span text:style-name="T19">multimiInteriorStabile.Where</text:span><text:span text:style-name="T23">(</text:span><text:span text:style-name="T19">multime</text:span></text:p>
      <text:p text:style-name="P47"><text:span text:style-name="T23"><text:s text:c="68"/></text:span><text:span text:style-name="T19">=&gt;</text:span><text:span text:style-name="T23"> </text:span><text:span text:style-name="T19">multime.Count</text:span><text:span text:style-name="T23"> </text:span><text:span text:style-name="T19">==</text:span><text:span text:style-name="T23"> </text:span><text:span text:style-name="T21">3</text:span><text:span text:style-name="T23">)</text:span></text:p>
      <text:p text:style-name="P47"><text:span text:style-name="T23"><text:s text:c="39"/></text:span><text:span text:style-name="T19">.Select</text:span><text:span text:style-name="T23">(</text:span><text:span text:style-name="T19">multime</text:span><text:span text:style-name="T23"> </text:span><text:span text:style-name="T19">=&gt;</text:span><text:span text:style-name="T23"> </text:span><text:span text:style-name="T19">multime.OrderBy</text:span><text:span text:style-name="T23">(</text:span><text:span text:style-name="T19">element</text:span></text:p>
      <text:p text:style-name="P47"><text:span text:style-name="T23"><text:s text:c="78"/></text:span><text:span text:style-name="T19">=&gt;</text:span><text:span text:style-name="T23"> </text:span><text:span text:style-name="T19">element</text:span><text:span text:style-name="T23">))</text:span></text:p>
      <text:p text:style-name="P48"><text:span text:style-name="T23"><text:s text:c="39"/></text:span><text:span text:style-name="T19">.OrderBy</text:span><text:span text:style-name="T23">(</text:span><text:span text:style-name="T19">multime</text:span></text:p>
      <text:p text:style-name="P49"><text:span text:style-name="T23"><text:s text:c="43"/></text:span><text:span text:style-name="T19">=&gt;</text:span><text:span text:style-name="T23"> </text:span><text:span text:style-name="T17">string</text:span><text:span text:style-name="T19">.Join</text:span><text:span text:style-name="T23">(</text:span><text:span text:style-name="T21">", "</text:span><text:span text:style-name="T23">, </text:span><text:span text:style-name="T19">multime.Select</text:span><text:span text:style-name="T23">(</text:span><text:span text:style-name="T19">element</text:span></text:p>
      <text:p text:style-name="P49"><text:span text:style-name="T23"><text:s text:c="68"/></text:span><text:span text:style-name="T19">=&gt;</text:span><text:span text:style-name="T23"> </text:span><text:span text:style-name="T19">element.ToString</text:span><text:span text:style-name="T23">())))</text:span></text:p>
      <text:p text:style-name="Preformatted_20_Text"><text:span text:style-name="T23"><text:s text:c="39"/></text:span><text:span text:style-name="T19">.ToList</text:span><text:span text:style-name="T23">();</text:span></text:p>
      <text:p text:style-name="Preformatted_20_Text"/>
      <text:p text:style-name="Preformatted_20_Text"><text:span text:style-name="T23"><text:s text:c="12"/></text:span><text:span text:style-name="T20">Assert</text:span><text:span text:style-name="T19">.AreEqual</text:span><text:span text:style-name="T23">(</text:span><text:span text:style-name="T21">2</text:span><text:span text:style-name="T23">, </text:span><text:span text:style-name="T19">misCuTreiElement.Count</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2</text:span><text:span text:style-name="T23">, </text:span><text:span text:style-name="T21">4</text:span><text:span text:style-name="T23"> }</text:span><text:span text:style-name="T19">.SequenceEqual</text:span><text:span text:style-name="T23">(</text:span><text:span text:style-name="T19">misCuTreiElement</text:span><text:span text:style-name="T23">[</text:span><text:span text:style-name="T21">0</text:span><text:span text:style-name="T23">]));</text:span></text:p>
      <text:p text:style-name="Preformatted_20_Text"><text:span text:style-name="T23"><text:s text:c="12"/></text:span><text:span text:style-name="T20">Assert</text:span><text:span text:style-name="T19">.IsTrue</text:span><text:span text:style-name="T23">(</text:span><text:span text:style-name="T17">new</text:span><text:span text:style-name="T23">[] { </text:span><text:span text:style-name="T21">0</text:span><text:span text:style-name="T23">, </text:span><text:span text:style-name="T21">3</text:span><text:span text:style-name="T23">, </text:span><text:span text:style-name="T21">4</text:span><text:span text:style-name="T23"> }</text:span><text:span text:style-name="T19">.SequenceEqual</text:span><text:span text:style-name="T23">(</text:span><text:span text:style-name="T19">misCuTreiElement</text:span><text:span text:style-name="T23">[</text:span><text:span text:style-name="T21">1</text:span><text:span text:style-name="T23">]));</text:span></text:p>
      <text:p text:style-name="Preformatted_20_Text"><text:span text:style-name="T23"><text:s text:c="8"/>}</text:span></text:p>
      <text:p text:style-name="Preformatted_20_Text"><text:span text:style-name="T23"><text:s text:c="4"/>}</text:span></text:p>
      <text:p text:style-name="Preformatted_20_Text"><text:span text:style-name="T23">}</text:span></text:p>
      <text:p text:style-name="P4"/>
      <text:p text:style-name="P5"><draw:g text:anchor-type="paragraph" draw:z-index="2" draw:style-name="gr2"><draw:line draw:style-name="gr3" draw:text-style-name="P63" svg:x1="4.452cm" svg:y1="2.062cm" svg:x2="5.96cm" svg:y2="2.062cm"><text:p text:style-name="P63">1</text:p><text:p text:style-name="P63"/></draw:line><draw:circle draw:style-name="gr4" draw:text-style-name="P63" svg:width="1.006cm" svg:height="1.006cm" svg:x="5.962cm" svg:y="1.585cm"><text:p text:style-name="P63">1</text:p></draw:circle><draw:circle draw:style-name="gr4" draw:text-style-name="P63" svg:width="1.006cm" svg:height="1.006cm" svg:x="3.448cm" svg:y="1.506cm"><text:p text:style-name="P63">0</text:p></draw:circle></draw:g><draw:g text:anchor-type="paragraph" draw:z-index="1" draw:style-name="gr2"><draw:line draw:style-name="gr3" draw:text-style-name="P63" svg:x1="13.82cm" svg:y1="2.161cm" svg:x2="15.464cm" svg:y2="3.071cm"><text:p text:style-name="P63">1</text:p><text:p text:style-name="P63"/></draw:line><draw:line draw:style-name="gr3" draw:text-style-name="P63" svg:x1="11.054cm" svg:y1="3.805cm" svg:x2="12.844cm" svg:y2="4.952cm"><text:p text:style-name="P63">1</text:p><text:p text:style-name="P63"/></draw:line><draw:line draw:style-name="gr3" draw:text-style-name="P63" svg:x1="11.01cm" svg:y1="3.163cm" svg:x2="12.814cm" svg:y2="2.013cm"><text:p text:style-name="P63">1</text:p><text:p text:style-name="P63"/></draw:line><draw:line draw:style-name="gr3" draw:text-style-name="P63" svg:x1="13.85cm" svg:y1="4.923cm" svg:x2="15.34cm" svg:y2="3.66cm"><text:p text:style-name="P63">2</text:p><text:p text:style-name="P63"/></draw:line><draw:circle draw:style-name="gr4" draw:text-style-name="P63" svg:width="1.006cm" svg:height="1.006cm" svg:x="10.197cm" svg:y="2.981cm"><text:p text:style-name="P63">0</text:p></draw:circle><draw:circle draw:style-name="gr4" draw:text-style-name="P63" svg:width="1.006cm" svg:height="1.006cm" svg:x="12.815cm" svg:y="1.427cm"><text:p text:style-name="P63">1</text:p></draw:circle><draw:circle draw:style-name="gr4" draw:text-style-name="P63" svg:width="1.006cm" svg:height="1.006cm" svg:x="12.845cm" svg:y="4.662cm"><text:p text:style-name="P63">2</text:p></draw:circle><draw:circle draw:style-name="gr4" draw:text-style-name="P63" svg:width="1.006cm" svg:height="1.006cm" svg:x="15.341cm" svg:y="2.896cm"><text:p text:style-name="P63">3</text:p></draw:circle></draw:g><draw:g text:anchor-type="paragraph" draw:z-index="3" draw:style-name="gr2"><draw:line draw:style-name="gr3" draw:text-style-name="P63" svg:x1="2.598cm" svg:y1="6.473cm" svg:x2="4.106cm" svg:y2="6.473cm"><text:p text:style-name="P63">1</text:p><text:p text:style-name="P63"/></draw:line><draw:line draw:style-name="gr3" draw:text-style-name="P63" svg:x1="4.978cm" svg:y1="6.088cm" svg:x2="5.655cm" svg:y2="4.949cm"><text:p text:style-name="P63">1</text:p><text:p text:style-name="P63"/></draw:line><draw:line draw:style-name="gr3" draw:text-style-name="P63" svg:x1="3.803cm" svg:y1="5.039cm" svg:x2="4.39cm" svg:y2="6.09cm"><text:p text:style-name="P63">1</text:p><text:p text:style-name="P63"/></draw:line><draw:line draw:style-name="gr5" draw:text-style-name="P63" svg:x1="4.068cm" svg:y1="4.501cm" svg:x2="5.386cm" svg:y2="4.501cm"><text:p text:style-name="P63">1</text:p><text:p text:style-name="P63"/></draw:line><draw:line draw:style-name="gr3" draw:text-style-name="P63" svg:x1="5.103cm" svg:y1="6.473cm" svg:x2="6.611cm" svg:y2="6.473cm"><text:p text:style-name="P63">1</text:p><text:p text:style-name="P63"/></draw:line><draw:circle draw:style-name="gr4" draw:text-style-name="P63" svg:width="1.006cm" svg:height="1.006cm" svg:x="1.593cm" svg:y="5.972cm"><text:p text:style-name="P63">0</text:p></draw:circle><draw:circle draw:style-name="gr4" draw:text-style-name="P63" svg:width="1.006cm" svg:height="1.006cm" svg:x="3.062cm" svg:y="4.032cm"><text:p text:style-name="P63">3</text:p></draw:circle><draw:circle draw:style-name="gr4" draw:text-style-name="P63" svg:width="1.006cm" svg:height="1.006cm" svg:x="5.385cm" svg:y="3.944cm"><text:p text:style-name="P63">2</text:p></draw:circle><draw:circle draw:style-name="gr4" draw:text-style-name="P63" svg:width="1.006cm" svg:height="1.006cm" svg:x="6.59cm" svg:y="6.002cm"><text:p text:style-name="P63">4</text:p></draw:circle><draw:circle draw:style-name="gr4" draw:text-style-name="P63" svg:width="1.006cm" svg:height="1.006cm" svg:x="4.098cm" svg:y="5.969cm"><text:p text:style-name="P63">1</text:p></draw:circle></draw:g><draw:circle text:anchor-type="paragraph" draw:z-index="0" draw:style-name="gr1" draw:text-style-name="P63" svg:width="1.006cm" svg:height="1.006cm" svg:x="0.293cm" svg:y="1.577cm"><text:p text:style-name="P63">0</text:p></draw:circle>Aici se afla grafele intr-o reprezentare grafica pentru a vizualiza mai usor datele de test. Acestea apar in aceasi ordine in care apar declarate mai 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5</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1-29T00:13:13.253000000</dc:date>
    <meta:editing-duration>PT5H19M27S</meta:editing-duration>
    <meta:editing-cycles>559</meta:editing-cycles>
    <meta:generator>LibreOffice/4.1.3.2$Windows_x86 LibreOffice_project/70feb7d99726f064edab4605a8ab840c50ec57a</meta:generator>
    <meta:document-statistic meta:table-count="0" meta:image-count="0" meta:object-count="0" meta:page-count="6" meta:paragraph-count="253" meta:word-count="961" meta:character-count="12893" meta:non-whitespace-character-count="8788"/>
  </office:meta>
</office:document-meta>
</file>